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file-entry manifest:full-path="Dialogs/dialog-lc.xml" manifest:media-type="text/xml"/>
  <manifest:file-entry manifest:full-path="Dialogs/Publishing/dialog-lb.xml" manifest:media-type="text/xml"/>
  <manifest:file-entry manifest:full-path="Dialogs/Standard/dialog-lb.xml" manifest:media-type="text/xml"/>
  <manifest:file-entry manifest:full-path="settings.xml" manifest:media-type="text/xml"/>
  <manifest:file-entry manifest:full-path="Basic/script-lc.xml" manifest:media-type="text/xml"/>
  <manifest:file-entry manifest:full-path="Basic/Publishing/script-lb.xml" manifest:media-type="text/xml"/>
  <manifest:file-entry manifest:full-path="Basic/Publishing/makeUpToolbar.xml" manifest:media-type="text/xml"/>
  <manifest:file-entry manifest:full-path="Basic/Publishing/Documents.xml" manifest:media-type="text/xml"/>
  <manifest:file-entry manifest:full-path="Basic/Publishing/replaceFonts.xml" manifest:media-type="text/xml"/>
  <manifest:file-entry manifest:full-path="Basic/Publishing/cursorHelpers.xml" manifest:media-type="text/xml"/>
  <manifest:file-entry manifest:full-path="Basic/Publishing/Correction.xml" manifest:media-type="text/xml"/>
  <manifest:file-entry manifest:full-path="Basic/Publishing/Libraries.xml" manifest:media-type="text/xml"/>
  <manifest:file-entry manifest:full-path="Basic/Publishing/pageBreaks.xml" manifest:media-type="text/xml"/>
  <manifest:file-entry manifest:full-path="Basic/Publishing/pageHelpers.xml" manifest:media-type="text/xml"/>
  <manifest:file-entry manifest:full-path="Basic/Publishing/CleanManualFormat.xml" manifest:media-type="text/xml"/>
  <manifest:file-entry manifest:full-path="Basic/Publishing/unusedStyles.xml" manifest:media-type="text/xml"/>
  <manifest:file-entry manifest:full-path="Basic/Publishing/Toolbars.xml" manifest:media-type="text/xml"/>
  <manifest:file-entry manifest:full-path="Basic/Publishing/Indd.xml" manifest:media-type="text/xml"/>
  <manifest:file-entry manifest:full-path="Basic/Publishing/journals.xml" manifest:media-type="text/xml"/>
  <manifest:file-entry manifest:full-path="Basic/Publishing/stringHelpers.xml" manifest:media-type="text/xml"/>
  <manifest:file-entry manifest:full-path="Basic/Standard/script-lb.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PT Serif1" svg:font-family="'PT Serif'" style:font-family-generic="roman" style:font-pitch="variable"/>
    <style:font-face style:name="Liberation Sans" svg:font-family="'Liberation Sans'" style:font-family-generic="swiss" style:font-pitch="variable"/>
    <style:font-face style:name="PT Serif" svg:font-family="'PT Serif'"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Таблица3" style:family="table">
      <style:table-properties style:width="190.01mm" table:align="margins"/>
    </style:style>
    <style:style style:name="Таблица3.A" style:family="table-column">
      <style:table-column-properties style:column-width="95mm" style:rel-column-width="32767*"/>
    </style:style>
    <style:style style:name="Таблица3.B" style:family="table-column">
      <style:table-column-properties style:column-width="95mm" style:rel-column-width="32768*"/>
    </style:style>
    <style:style style:name="Таблица3.A1" style:family="table-cell">
      <style:table-cell-properties fo:background-color="transparent" fo:padding="0.97mm" fo:border="none" style:writing-mode="page">
        <style:background-image/>
      </style:table-cell-properties>
    </style:style>
    <style:style style:name="Таблица1" style:family="table">
      <style:table-properties style:width="190.01mm" table:align="margins"/>
    </style:style>
    <style:style style:name="Таблица1.A" style:family="table-column">
      <style:table-column-properties style:column-width="23.32mm" style:rel-column-width="8041*"/>
    </style:style>
    <style:style style:name="Таблица1.B" style:family="table-column">
      <style:table-column-properties style:column-width="96.75mm" style:rel-column-width="33368*"/>
    </style:style>
    <style:style style:name="Таблица1.C" style:family="table-column">
      <style:table-column-properties style:column-width="69.96mm" style:rel-column-width="24126*"/>
    </style:style>
    <style:style style:name="Таблица1.A1" style:family="table-cell">
      <style:table-cell-properties fo:padding="0.97mm" fo:border-left="0.05pt solid #000000" fo:border-right="none" fo:border-top="0.05pt solid #000000" fo:border-bottom="0.05pt solid #000000"/>
    </style:style>
    <style:style style:name="Таблица1.C1" style:family="table-cell">
      <style:table-cell-properties fo:padding="0.97mm" fo:border="0.05pt solid #000000"/>
    </style:style>
    <style:style style:name="Таблица1.A2" style:family="table-cell">
      <style:table-cell-properties fo:padding="0.97mm" fo:border-left="0.05pt solid #000000" fo:border-right="none" fo:border-top="none" fo:border-bottom="0.05pt solid #000000"/>
    </style:style>
    <style:style style:name="Таблица1.C2" style:family="table-cell">
      <style:table-cell-properties fo:padding="0.97mm" fo:border-left="0.05pt solid #000000" fo:border-right="0.05pt solid #000000" fo:border-top="none" fo:border-bottom="0.05pt solid #000000"/>
    </style:style>
    <style:style style:name="Таблица4" style:family="table">
      <style:table-properties style:width="276.93mm" table:align="left"/>
    </style:style>
    <style:style style:name="Таблица4.A" style:family="table-column">
      <style:table-column-properties style:column-width="33.97mm"/>
    </style:style>
    <style:style style:name="Таблица4.B" style:family="table-column">
      <style:table-column-properties style:column-width="151.02mm"/>
    </style:style>
    <style:style style:name="Таблица4.C" style:family="table-column">
      <style:table-column-properties style:column-width="91.93mm"/>
    </style:style>
    <style:style style:name="Таблица4.A1" style:family="table-cell">
      <style:table-cell-properties fo:padding="0.97mm" fo:border-left="0.05pt solid #000000" fo:border-right="none" fo:border-top="0.05pt solid #000000" fo:border-bottom="0.05pt solid #000000"/>
    </style:style>
    <style:style style:name="Таблица4.C1" style:family="table-cell">
      <style:table-cell-properties fo:padding="0.97mm" fo:border="0.05pt solid #000000"/>
    </style:style>
    <style:style style:name="Таблица4.A2" style:family="table-cell">
      <style:table-cell-properties fo:padding="0.97mm" fo:border-left="0.05pt solid #000000" fo:border-right="none" fo:border-top="none" fo:border-bottom="0.05pt solid #000000"/>
    </style:style>
    <style:style style:name="Таблица4.C2" style:family="table-cell">
      <style:table-cell-properties fo:padding="0.97mm" fo:border-left="0.05pt solid #000000" fo:border-right="0.05pt solid #000000" fo:border-top="none" fo:border-bottom="0.05pt solid #000000"/>
    </style:style>
    <style:style style:name="Таблица2" style:family="table">
      <style:table-properties style:width="190.01mm" table:align="margins"/>
    </style:style>
    <style:style style:name="Таблица2.A" style:family="table-column">
      <style:table-column-properties style:column-width="31.31mm" style:rel-column-width="10797*"/>
    </style:style>
    <style:style style:name="Таблица2.B" style:family="table-column">
      <style:table-column-properties style:column-width="95.36mm" style:rel-column-width="32889*"/>
    </style:style>
    <style:style style:name="Таблица2.C" style:family="table-column">
      <style:table-column-properties style:column-width="63.34mm" style:rel-column-width="21849*"/>
    </style:style>
    <style:style style:name="Таблица2.1" style:family="table-row">
      <style:table-row-properties fo:keep-together="always"/>
    </style:style>
    <style:style style:name="Таблица2.A1" style:family="table-cell">
      <style:table-cell-properties fo:padding="0.97mm" fo:border-left="0.05pt solid #000000" fo:border-right="none" fo:border-top="0.05pt solid #000000" fo:border-bottom="0.05pt solid #000000"/>
    </style:style>
    <style:style style:name="Таблица2.C1" style:family="table-cell">
      <style:table-cell-properties fo:padding="0.97mm" fo:border="0.05pt solid #000000"/>
    </style:style>
    <style:style style:name="Таблица2.A2" style:family="table-cell">
      <style:table-cell-properties fo:padding="0.97mm" fo:border-left="0.05pt solid #000000" fo:border-right="none" fo:border-top="none" fo:border-bottom="0.05pt solid #000000"/>
    </style:style>
    <style:style style:name="Таблица2.C2" style:family="table-cell">
      <style:table-cell-properties fo:padding="0.97mm" fo:border-left="0.05pt solid #000000" fo:border-right="0.05pt solid #000000" fo:border-top="none" fo:border-bottom="0.05pt solid #000000"/>
    </style:style>
    <style:style style:name="P1" style:family="paragraph" style:parent-style-name="Standard">
      <style:text-properties style:font-name="Liberation Serif"/>
    </style:style>
    <style:style style:name="P2"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d964f6" officeooo:paragraph-rsid="02d964f6" style:font-size-asian="12pt" style:font-style-asian="normal" style:font-weight-asian="normal" style:font-size-complex="12pt" style:font-style-complex="normal" style:font-weight-complex="normal" style:text-overline-style="none" style:text-overline-color="font-color"/>
    </style:style>
    <style:style style:name="P3"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2d964f6"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31621b8"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ext_20_body">
      <style:text-properties style:font-name="Liberation Serif"/>
    </style:style>
    <style:style style:name="P6" style:family="paragraph" style:parent-style-name="Text_20_body">
      <style:text-properties style:font-name="Liberation Serif" officeooo:rsid="02d82664" officeooo:paragraph-rsid="02d82664"/>
    </style:style>
    <style:style style:name="P7" style:family="paragraph" style:parent-style-name="Text_20_body">
      <style:text-properties style:font-name="Liberation Serif" officeooo:rsid="02d82664" officeooo:paragraph-rsid="02d84541"/>
    </style:style>
    <style:style style:name="P8" style:family="paragraph" style:parent-style-name="Text_20_body">
      <style:text-properties style:font-name="Liberation Serif" officeooo:rsid="02d84541" officeooo:paragraph-rsid="02d84541"/>
    </style:style>
    <style:style style:name="P9" style:family="paragraph" style:parent-style-name="Text_20_body">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d964f6" officeooo:paragraph-rsid="02d964f6"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ext_20_body">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2d964f6"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ext_20_body">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314d7b6" officeooo:paragraph-rsid="0314d7b6"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Text_20_body">
      <style:paragraph-properties fo:margin-left="0mm" fo:margin-right="0mm" fo:text-align="center" style:justify-single-word="false" fo:text-indent="0mm" style:auto-text-indent="false">
        <style:tab-stops/>
      </style:paragraph-properties>
      <style:text-properties style:font-name="Liberation Serif" officeooo:paragraph-rsid="02ec13ce"/>
    </style:style>
    <style:style style:name="P13" style:family="paragraph" style:parent-style-name="Table_20_Contents">
      <style:text-properties style:font-name="Liberation Serif"/>
    </style:style>
    <style:style style:name="P14" style:family="paragraph" style:parent-style-name="Table_20_Contents">
      <style:text-properties style:font-name="Liberation Serif" fo:font-size="10pt" style:font-size-asian="10pt" style:font-size-complex="10pt"/>
    </style:style>
    <style:style style:name="P15" style:family="paragraph" style:parent-style-name="Table_20_Contents">
      <style:text-properties style:font-name="Liberation Serif" fo:font-size="10pt" officeooo:paragraph-rsid="02ec13ce" style:font-size-asian="10pt" style:font-size-complex="10pt"/>
    </style:style>
    <style:style style:name="P16" style:family="paragraph" style:parent-style-name="Table_20_Contents">
      <style:text-properties style:font-name="Liberation Serif" officeooo:paragraph-rsid="02eda724"/>
    </style:style>
    <style:style style:name="P17" style:family="paragraph" style:parent-style-name="Table_20_Contents">
      <style:paragraph-properties fo:text-align="center" style:justify-single-word="false"/>
      <style:text-properties style:font-name="Liberation Serif" officeooo:paragraph-rsid="02eda724"/>
    </style:style>
    <style:style style:name="P18" style:family="paragraph" style:parent-style-name="Table_20_Contents">
      <style:text-properties style:font-name="Liberation Serif" officeooo:rsid="02ec13ce" officeooo:paragraph-rsid="02ec13ce"/>
    </style:style>
    <style:style style:name="P19" style:family="paragraph" style:parent-style-name="Table_20_Contents">
      <style:text-properties style:font-name="Liberation Serif" officeooo:paragraph-rsid="02ec13ce"/>
    </style:style>
    <style:style style:name="P20" style:family="paragraph" style:parent-style-name="Table_20_Contents">
      <style:text-properties style:font-name="Liberation Serif" officeooo:rsid="02f1fe37" officeooo:paragraph-rsid="02f1fe37"/>
    </style:style>
    <style:style style:name="P21" style:family="paragraph" style:parent-style-name="First_20_line_20_indent">
      <style:paragraph-properties fo:margin-top="8.01mm" fo:margin-bottom="2.47mm" loext:contextual-spacing="false"/>
      <style:text-properties style:font-name="Liberation Serif" officeooo:paragraph-rsid="02d964f6"/>
    </style:style>
    <style:style style:name="P22" style:family="paragraph" style:parent-style-name="Standard">
      <style:text-properties style:font-name="Liberation Serif"/>
    </style:style>
    <style:style style:name="P23" style:family="paragraph" style:parent-style-name="Standard" style:list-style-name="L1">
      <style:text-properties style:font-name="Liberation Serif"/>
    </style:style>
    <style:style style:name="P24" style:family="paragraph" style:parent-style-name="Heading_20_1" style:master-page-name="Landscape">
      <style:paragraph-properties style:page-number="auto"/>
      <style:text-properties style:font-name="Liberation Serif" officeooo:paragraph-rsid="02d82664" style:text-scale="99%"/>
    </style:style>
    <style:style style:name="P25" style:family="paragraph" style:parent-style-name="Heading_20_1">
      <style:paragraph-properties fo:break-before="page"/>
      <style:text-properties style:font-name="Liberation Serif"/>
    </style:style>
    <style:style style:name="P26" style:family="paragraph" style:parent-style-name="Table_20_Contents" style:list-style-name="L1">
      <style:text-properties style:font-name="Liberation Serif" officeooo:rsid="02ed919d" officeooo:paragraph-rsid="02eda724"/>
    </style:style>
    <style:style style:name="P27" style:family="paragraph" style:parent-style-name="Table_20_Contents" style:list-style-name="L2">
      <style:paragraph-properties fo:text-align="start" style:justify-single-word="false"/>
      <style:text-properties style:font-name="Liberation Serif" officeooo:paragraph-rsid="02eda724"/>
    </style:style>
    <style:style style:name="P28" style:family="paragraph" style:parent-style-name="Heading_20_2">
      <style:text-properties style:font-name="Liberation Serif"/>
    </style:style>
    <style:style style:name="P29" style:family="paragraph" style:parent-style-name="Heading_20_2" style:master-page-name="">
      <style:paragraph-properties fo:margin-left="0mm" fo:margin-right="0mm" fo:text-align="center" style:justify-single-word="false" fo:text-indent="0mm" style:auto-text-indent="false" style:page-number="auto" fo:break-before="page">
        <style:tab-stops/>
      </style:paragraph-properties>
      <style:text-properties style:font-name="Liberation Serif" officeooo:rsid="02ec13ce" officeooo:paragraph-rsid="02ec13ce"/>
    </style:style>
    <style:style style:name="P30" style:family="paragraph" style:parent-style-name="Heading_20_2">
      <style:paragraph-properties fo:margin-left="0mm" fo:margin-right="0mm" fo:text-align="center" style:justify-single-word="false" fo:text-indent="0mm" style:auto-text-indent="false">
        <style:tab-stops/>
      </style:paragraph-properties>
      <style:text-properties style:font-name="Liberation Serif" officeooo:paragraph-rsid="02ec13ce"/>
    </style:style>
    <style:style style:name="P31" style:family="paragraph">
      <style:paragraph-properties fo:text-align="center"/>
      <style:text-properties style:text-line-through-style="none" style:text-line-through-type="none" style:font-name="Liberation Sans" fo:font-size="12pt" fo:font-style="normal" style:text-underline-style="none" fo:font-weight="normal"/>
    </style:style>
    <style:style style:name="T1" style:family="text">
      <style:text-properties officeooo:rsid="02d82664"/>
    </style:style>
    <style:style style:name="T2" style:family="text">
      <style:text-properties officeooo:rsid="02d84541"/>
    </style:style>
    <style:style style:name="T3" style:family="text">
      <style:text-properties officeooo:rsid="02d964f6"/>
    </style:style>
    <style:style style:name="T4" style:family="text">
      <style:text-properties officeooo:rsid="02ec13ce"/>
    </style:style>
    <style:style style:name="T5" style:family="text">
      <style:text-properties officeooo:rsid="02ed919d"/>
    </style:style>
    <style:style style:name="T6" style:family="text">
      <style:text-properties officeooo:rsid="02eda724"/>
    </style:style>
    <style:style style:name="T7" style:family="text">
      <style:text-properties officeooo:rsid="02ef36c4"/>
    </style:style>
    <style:style style:name="T8" style:family="text">
      <style:text-properties fo:background-color="#fff200" loext:char-shading-value="0"/>
    </style:style>
    <style:style style:name="T9" style:family="text">
      <style:text-properties officeooo:rsid="02f316d5"/>
    </style:style>
    <style:style style:name="T10" style:family="text">
      <style:text-properties style:font-name="Liberation Serif" fo:language="ru" fo:country="RU"/>
    </style:style>
    <style:style style:name="T11" style:family="text">
      <style:text-properties officeooo:rsid="030c3ecd"/>
    </style:style>
    <text:list-style style:name="L1">
      <text:list-level-style-number text:level="1" text:style-name="Numbering_20_Symbols" style:num-suffix="." style:num-format="1">
        <style:list-level-properties text:list-level-position-and-space-mode="label-alignment">
          <style:list-level-label-alignment text:label-followed-by="space"/>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style:style style:name="gr1" style:family="graphic">
      <style:graphic-properties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Форма"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Кнопка 2" form:control-implementation="ooo:com.sun.star.form.component.CommandButton" xml:id="control1" form:id="control1" form:label="Установить панель редактора"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CorrectionToolbarForEditors?language=Basic&amp;location=document" xlink:type="simple"/>
            </office:event-listeners>
          </form:button>
          <form:button form:name="Кнопка 2" form:control-implementation="ooo:com.sun.star.form.component.CommandButton" xml:id="control2" form:id="control2" form:label="Установить панель для правки содержимого документов"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CorrectionToolbar?language=Basic&amp;location=document" xlink:type="simple"/>
            </office:event-listeners>
          </form:button>
          <form:button form:name="Кнопка 2" form:control-implementation="ooo:com.sun.star.form.component.CommandButton" xml:id="control3" form:id="control3" form:label="Установить панель со для работы со шрифтами"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FontsToolbar?language=Basic&amp;location=document" xlink:type="simple"/>
            </office:event-listeners>
          </form:button>
          <form:button form:name="Кнопка 2" form:control-implementation="ooo:com.sun.star.form.component.CommandButton" xml:id="control4" form:id="control4" form:label="Установить панель инструментов"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MakeUpToolbar?language=Basic&amp;location=document" xlink:type="simple"/>
            </office:event-listeners>
          </form:button>
        </form:form>
      </office:forms>
      <text:tracked-changes text:track-changes="false">
        <text:changed-region xml:id="ct127712640" text:id="ct127712640">
          <text:deletion>
            <office:change-info>
              <dc:creator>&lt;анонимный&gt;</dc:creator>
              <dc:date>2019-03-27T18:01:57</dc:date>
            </office:change-info>
            <text:p text:style-name="P1"><text:s/></text:p>
          </text:deletion>
        </text:changed-region>
        <text:changed-region xml:id="ct147137808" text:id="ct147137808">
          <text:insertion>
            <office:change-info>
              <dc:creator>&lt;анонимный&gt;</dc:creator>
              <dc:date>2019-03-27T18:01:57</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xml:id="id2189943771" text:style-name="P24" text:outline-level="1">Данный файл содержит<text:span text:style-name="T1"> небольшие программы для <text:line-break/>упрощения выполнения рутинной работы</text:span></text:h>
      <text:p text:style-name="P5">Чтобы Вы могли их установить, Вам прежде всего необходимо разрешить их установку в <text:span text:style-name="T1">Lib</text:span>reOffice:</text:p>
      <text:p text:style-name="P6">1. Зайдите в меню <text:span text:style-name="T8">Сервис</text:span> → пункт <text:span text:style-name="T8">Параметры</text:span> → в левой части нового окна выберите пункт <text:span text:style-name="T8">Безопасность</text:span> → в правой части окна нажмите кнопку «<text:span text:style-name="T8">Безопасность макросов</text:span>». В открывшемся окна выберите <text:span text:style-name="T8">средний уровень</text:span> безопасности. Нажмите Ок в открытых окнах.</text:p>
      <text:p text:style-name="P7">2. Закройте и откройте этот документ снова. При отрытии Вы увидите предупреждение. Нажмите разрешить макросы. Теперь Вы можете выбрать, какую панель с программами Вы хотите установить. Для этого нажмите на соответствующую кнопку ниже. Можно установить все панели, а потом просто закрыть ненужные.</text:p>
      <table:table table:name="Таблица3" table:style-name="Таблица3">
        <table:table-column table:style-name="Таблица3.A"/>
        <table:table-column table:style-name="Таблица3.B"/>
        <table:table-row>
          <table:table-cell table:style-name="Таблица3.A1" office:value-type="string">
            <text:p text:style-name="P9">Кому может быть полезна</text:p>
          </table:table-cell>
          <table:table-cell table:style-name="Таблица3.A1" office:value-type="string">
            <text:p text:style-name="P2">Кнопки установки панелей</text:p>
          </table:table-cell>
        </table:table-row>
        <table:table-row>
          <table:table-cell table:style-name="Таблица3.A1" office:value-type="string">
            <text:p text:style-name="P10">Панель с макросами для редактор<text:span text:style-name="T3">ов</text:span></text:p>
          </table:table-cell>
          <table:table-cell table:style-name="Таблица3.A1" office:value-type="string">
            <text:p text:style-name="P3"><draw:control text:anchor-type="as-char" svg:y="-4mm" draw:z-index="0" draw:name="Фигура1" draw:style-name="gr1" draw:text-style-name="P31" svg:width="63.47mm" svg:height="5.95mm" draw:control="control1"/><text:s/></text:p>
          </table:table-cell>
        </table:table-row>
        <table:table-row>
          <table:table-cell table:style-name="Таблица3.A1" office:value-type="string">
            <text:p text:style-name="P9">Панель для работы со шрифтами</text:p>
          </table:table-cell>
          <table:table-cell table:style-name="Таблица3.A1" office:value-type="string">
            <text:p text:style-name="P3"><draw:control text:anchor-type="as-char" svg:y="-3.83mm" draw:z-index="2" draw:name="Фигура1" draw:style-name="gr1" draw:text-style-name="P31" svg:width="97.71mm" svg:height="5.95mm" draw:control="control3"/><text:s/></text:p>
          </table:table-cell>
        </table:table-row>
        <table:table-row>
          <table:table-cell table:style-name="Таблица3.A1" office:value-type="string">
            <text:p text:style-name="P10">Панель <text:span text:style-name="T3">для правки содержимого документов</text:span></text:p>
          </table:table-cell>
          <table:table-cell table:style-name="Таблица3.A1" office:value-type="string">
            <text:p text:style-name="P3"><draw:control text:anchor-type="as-char" svg:y="-3.83mm" draw:z-index="1" draw:name="Фигура1" draw:style-name="gr1" draw:text-style-name="P31" svg:width="121.35mm" svg:height="5.95mm" draw:control="control2"/><text:s/></text:p>
          </table:table-cell>
        </table:table-row>
        <table:table-row>
          <table:table-cell table:style-name="Таблица3.A1" office:value-type="string">
            <text:p text:style-name="P11">Панель быстрого доступа для работы с текстом</text:p>
          </table:table-cell>
          <table:table-cell table:style-name="Таблица3.A1" office:value-type="string">
            <text:p text:style-name="P4"><draw:control text:anchor-type="as-char" svg:y="-3.83mm" draw:z-index="3" draw:name="Фигура1" draw:style-name="gr1" draw:text-style-name="P31" svg:width="121.35mm" svg:height="5.95mm" draw:control="control4"/><text:s/></text:p>
          </table:table-cell>
        </table:table-row>
      </table:table>
      <text:p text:style-name="P21">Если <text:span text:style-name="T2">после нажатия на кнопки панели не появляются, то видимо Вы не разрешили макросы (как это сделать описано выше)</text:span></text:p>
      <text:p text:style-name="P8">На следующих страницах приведено описание устанавливаемых программ</text:p>
      <text:h text:style-name="P25" text:outline-level="1">Документация по <text:span text:style-name="T4">программам (макросам)</text:span></text:h>
      <text:h text:style-name="P28" text:outline-level="2">Макросы <text:span text:style-name="T4">для</text:span> редактор<text:span text:style-name="T4">ов</text:span></text:h>
      <table:table table:name="Таблица1" table:style-name="Таблица1">
        <table:table-column table:style-name="Таблица1.A"/>
        <table:table-column table:style-name="Таблица1.B"/>
        <table:table-column table:style-name="Таблица1.C"/>
        <table:table-row>
          <table:table-cell table:style-name="Таблица1.A1" office:value-type="string">
            <text:p text:style-name="P13">Название</text:p>
          </table:table-cell>
          <table:table-cell table:style-name="Таблица1.A1" office:value-type="string">
            <text:p text:style-name="P13">Описание</text:p>
          </table:table-cell>
          <table:table-cell table:style-name="Таблица1.C1" office:value-type="string">
            <text:p text:style-name="P14">Путь макроса для выполнения по сочетанию клавиш</text:p>
          </table:table-cell>
        </table:table-row>
        <table:table-row>
          <table:table-cell table:style-name="Таблица1.A2" office:value-type="string">
            <text:p text:style-name="P13">Не юникод</text:p>
          </table:table-cell>
          <table:table-cell table:style-name="Таблица1.A2" office:value-type="string">
            <text:p text:style-name="P13"><text:span text:style-name="T5">Предлагает к удалениювсе </text:span>нестандартные символы. <text:span text:style-name="T5">Посмотреть список предлагаемых к удалению символов можно через меню Правка→ Отслеживать изменения → Управление</text:span></text:p>
          </table:table-cell>
          <table:table-cell table:style-name="Таблица1.C2" office:value-type="string">
            <text:p text:style-name="P14">Publishing.Correction.executeRemoveBadCharacters</text:p>
          </table:table-cell>
        </table:table-row>
        <table:table-row>
          <table:table-cell table:style-name="Таблица1.A2" office:value-type="string">
            <text:p text:style-name="P13">Фон</text:p>
          </table:table-cell>
          <table:table-cell table:style-name="Таблица1.A2" office:value-type="string">
            <text:p text:style-name="P13">Заменяет белый фон символов на прозрачный во всем документе</text:p>
          </table:table-cell>
          <table:table-cell table:style-name="Таблица1.C2" office:value-type="string">
            <text:p text:style-name="P14">Publishing.Correction.executeRemoveWhiteBackground</text:p>
          </table:table-cell>
        </table:table-row>
        <table:table-row>
          <table:table-cell table:style-name="Таблица1.A2" office:value-type="string">
            <text:p text:style-name="P13">Ошибки</text:p>
          </table:table-cell>
          <table:table-cell table:style-name="Таблица1.A2" office:value-type="string">
            <text:p text:style-name="P13">Предлагаются к исправлению (в отслеживаемых изменениях) следующие виды ошибок набора:</text:p>
            <text:list xml:id="list729120207" text:style-name="L1">
              <text:list-item>
                <text:p text:style-name="P23">Множество последовательных пробелов заменяется на единственный</text:p>
              </text:list-item>
              <text:list-item>
                <text:p text:style-name="P23">Удаляются пробелы перед знаками пунктуации</text:p>
              </text:list-item>
              <text:list-item>
                <text:p text:style-name="P23">Тире между цифрами заменяется на цифровое тире</text:p>
              </text:list-item>
              <text:list-item>
                <text:p text:style-name="P23">Тире между словами заменяется на среднее тире</text:p>
              </text:list-item>
              <text:list-item>
                <text:p text:style-name="P23">Пробелы после открывания скобок или кавычек удаляются</text:p>
              </text:list-item>
              <text:list-item>
                <text:p text:style-name="P23">Пробел между фамилией и последующими инициалами заменяется на неразрывный</text:p>
              </text:list-item>
              <text:list-item>
                <text:p text:style-name="P23">Пробел между инициалами и последующей фамилией заменяется на неразрывный</text:p>
              </text:list-item>
              <text:list-item>
                <text:p text:style-name="P23">Пробелы между и т. д., и т. п., т. к., т. п., т. е., т. н., заменяются на неразрывные. При отсутствии пробелов между<text:change text:change-id="ct127712640"/><text:change-start text:change-id="ct147137808"/> <text:change-end text:change-id="ct147137808"/>т.д. т.п. т.к. т.е. т. н. они вставляются</text:p>
              </text:list-item>
              <text:list-item>
                <text:p text:style-name="P23">Пробел между с. 7 и т. 7 заменяется на неразрывный</text:p>
              </text:list-item>
              <text:list-item>
                <text:p text:style-name="P23">Пробел между серия 7, часть 7, том 7 заменяется на неразрывный</text:p>
              </text:list-item>
              <text:list-item>
                <text:p text:style-name="P23">Пробел между 1917 г. Заменяется на неразрывный, а при отсутсвии вставляется</text:p>
                <text:p text:style-name="P26">Посмотреть результаты и принять или отклонить предложения можно через меню Правка→ Отслеживать изменения → Управление</text:p>
              </text:list-item>
            </text:list>
          </table:table-cell>
          <table:table-cell table:style-name="Таблица1.C2" office:value-type="string">
            <text:p text:style-name="P14">Publishing.Correction.executeMakeMeHappy</text:p>
          </table:table-cell>
        </table:table-row>
        <table:table-row>
          <table:table-cell table:style-name="Таблица1.A2" office:value-type="string">
            <text:p text:style-name="P13">Формат</text:p>
          </table:table-cell>
          <table:table-cell table:style-name="Таблица1.A2" office:value-type="string">
            <text:p text:style-name="P16">Очищает ручное форматирование, кроме <text:span text:style-name="T6">следующего</text:span>: </text:p>
            <text:list xml:id="list448166234" text:style-name="L2">
              <text:list-item>
                <text:p text:style-name="P27"><text:span text:style-name="T6">П</text:span>олужирного</text:p>
              </text:list-item>
              <text:list-item>
                <text:p text:style-name="P27"><text:span text:style-name="T6">К</text:span>урсива</text:p>
              </text:list-item>
              <text:list-item>
                <text:p text:style-name="P27"><text:span text:style-name="T6">П</text:span>одчеркивания</text:p>
              </text:list-item>
              <text:list-item>
                <text:p text:style-name="P27"><text:span text:style-name="T6">З</text:span>ачеркивания</text:p>
              </text:list-item>
              <text:list-item>
                <text:p text:style-name="P27"><text:span text:style-name="T6">В</text:span>ерхн<text:span text:style-name="T6">ий</text:span> индекс</text:p>
              </text:list-item>
              <text:list-item>
                <text:p text:style-name="P27"><text:span text:style-name="T6">Н</text:span>ижн<text:span text:style-name="T6">ий</text:span> индекс</text:p>
              </text:list-item>
              <text:list-item>
                <text:p text:style-name="P27"><text:span text:style-name="T6">Р</text:span>астянут<text:span text:style-name="T6">ый</text:span> текст (2пт)</text:p>
              </text:list-item>
            </text:list>
            <text:p text:style-name="P17">Все шрифты, примененные к тексту, кроме <text:span text:style-name="T7">IPH Serif</text:span>, сохраняются в одноименные стили симолов для дальнейшего удобства работы с ними. Пустые пользовательские стили после выполнения этого макроса удаляются (кроме стилей из шаблона <text:soft-page-break/>статьи)</text:p>
            <text:p text:style-name="P13">Все сноски переводятся в стиль Сноска.</text:p>
          </table:table-cell>
          <table:table-cell table:style-name="Таблица1.C2" office:value-type="string">
            <text:p text:style-name="P14">Publishing.CleanManualFormat.executeClean</text:p>
          </table:table-cell>
        </table:table-row>
        <table:table-row>
          <table:table-cell table:style-name="Таблица1.A2" office:value-type="string">
            <text:p text:style-name="P13">Пустые стили</text:p>
          </table:table-cell>
          <table:table-cell table:style-name="Таблица1.A2" office:value-type="string">
            <text:p text:style-name="P13">Удаляет неиспользуемые пользовательские стили, кроме стилей из шаблона статьи.</text:p>
          </table:table-cell>
          <table:table-cell table:style-name="Таблица1.C2" office:value-type="string">
            <text:p text:style-name="P14">Publishing.unusedStyles.executeRemoveUnusedStyles</text:p>
          </table:table-cell>
        </table:table-row>
      </table:table>
      <text:h text:style-name="P29" text:outline-level="2">Макросы для работы со шрифтами</text:h>
      <text:p text:style-name="P12"/>
      <table:table table:name="Таблица4" table:style-name="Таблица4">
        <table:table-column table:style-name="Таблица4.A"/>
        <table:table-column table:style-name="Таблица4.B"/>
        <table:table-column table:style-name="Таблица4.C"/>
        <table:table-row>
          <table:table-cell table:style-name="Таблица4.A1" office:value-type="string">
            <text:p text:style-name="P18">Название</text:p>
          </table:table-cell>
          <table:table-cell table:style-name="Таблица4.A1" office:value-type="string">
            <text:p text:style-name="P18">Описание</text:p>
          </table:table-cell>
          <table:table-cell table:style-name="Таблица4.C1" office:value-type="string">
            <text:p text:style-name="P15">Путь макроса для выполнения по сочетанию клавиш</text:p>
          </table:table-cell>
        </table:table-row>
        <table:table-row>
          <table:table-cell table:style-name="Таблица4.A2" office:value-type="string">
            <text:p text:style-name="P18">TNR2IPH</text:p>
          </table:table-cell>
          <table:table-cell table:style-name="Таблица4.A2" office:value-type="string">
            <text:p text:style-name="P19"><text:span text:style-name="T4">Преобразует</text:span> все символы из <text:span text:style-name="T4">Times New Roman</text:span> в <text:span text:style-name="T4">IPH Serif</text:span></text:p>
          </table:table-cell>
          <table:table-cell table:style-name="Таблица4.C2" office:value-type="string">
            <text:p text:style-name="P15">Publishing.<text:span text:style-name="T4">replaceFonts</text:span>.<text:span text:style-name="T4">TNR2IPH</text:span></text:p>
          </table:table-cell>
        </table:table-row>
        <table:table-row>
          <table:table-cell table:style-name="Таблица4.A2" office:value-type="string">
            <text:p text:style-name="P18">Univ2IPH</text:p>
          </table:table-cell>
          <table:table-cell table:style-name="Таблица4.A2" office:value-type="string">
            <text:p text:style-name="P19"><text:span text:style-name="T4">Преобразует</text:span> все символы из <text:span text:style-name="T4">Universalia</text:span> в <text:span text:style-name="T4">IPH Serif</text:span></text:p>
          </table:table-cell>
          <table:table-cell table:style-name="Таблица4.C2" office:value-type="string">
            <text:p text:style-name="P15">Publishing.<text:span text:style-name="T4">replaceFonts</text:span>.<text:span text:style-name="T4">Univ2IPH</text:span></text:p>
          </table:table-cell>
        </table:table-row>
        <table:table-row>
          <table:table-cell table:style-name="Таблица4.A2" office:value-type="string">
            <text:p text:style-name="P19">Goth2<text:span text:style-name="T4">IPH</text:span></text:p>
          </table:table-cell>
          <table:table-cell table:style-name="Таблица4.A2" office:value-type="string">
            <text:p text:style-name="P19"><text:span text:style-name="T4">Преобразует</text:span> все символы из WL LatinAllIn1Goth в <text:span text:style-name="T4">IPH Serif</text:span></text:p>
          </table:table-cell>
          <table:table-cell table:style-name="Таблица4.C2" office:value-type="string">
            <text:p text:style-name="P15">Publishing.<text:span text:style-name="T4">replaceFonts</text:span>.Goth2<text:span text:style-name="T4">IPH</text:span></text:p>
          </table:table-cell>
        </table:table-row>
        <table:table-row>
          <table:table-cell table:style-name="Таблица4.A2" office:value-type="string">
            <text:p text:style-name="P19"><text:span text:style-name="T4">IPH</text:span>2Goth</text:p>
          </table:table-cell>
          <table:table-cell table:style-name="Таблица4.A2" office:value-type="string">
            <text:p text:style-name="P19"><text:span text:style-name="T4">Преобразует</text:span> все символы из <text:span text:style-name="T4">IPH Serif</text:span> в WL LatinAllIn1Goth </text:p>
          </table:table-cell>
          <table:table-cell table:style-name="Таблица4.C2" office:value-type="string">
            <text:p text:style-name="P15">Publishing.<text:span text:style-name="T4">replaceFonts</text:span>.<text:span text:style-name="T4">IPH</text:span>2Goth</text:p>
          </table:table-cell>
        </table:table-row>
        <table:table-row>
          <table:table-cell table:style-name="Таблица4.A2" office:value-type="string">
            <text:p text:style-name="P18">TimesAr2IPH</text:p>
          </table:table-cell>
          <table:table-cell table:style-name="Таблица4.A2" office:value-type="string">
            <text:p text:style-name="P19"><text:span text:style-name="T4">Преобразует</text:span> символы из <text:span text:style-name="T4">Times Arabic</text:span> в <text:span text:style-name="T4">IPH Serif</text:span></text:p>
          </table:table-cell>
          <table:table-cell table:style-name="Таблица4.C2" office:value-type="string">
            <text:p text:style-name="P15">Publishing.<text:span text:style-name="T4">replaceFonts</text:span>.<text:span text:style-name="T4">TimesAr2IPH</text:span></text:p>
          </table:table-cell>
        </table:table-row>
        <table:table-row>
          <table:table-cell table:style-name="Таблица4.A2" office:value-type="string">
            <text:p text:style-name="P18">badGoth2IPH</text:p>
          </table:table-cell>
          <table:table-cell table:style-name="Таблица4.A2" office:value-type="string">
            <text:p text:style-name="P19"><text:span text:style-name="T4">Преобразует</text:span> символы из WL LatinAllIn1Goth в <text:span text:style-name="T4">IPH Serif, даже если для этих символов не установлен шрифт <text:s/>WL LatinAllIn1Goth. Если в документе есть другой нестандартный шрифт, то применение данного шрифта может испортить документ (символы другого шрифта будут неправильно преобразованы)</text:span></text:p>
          </table:table-cell>
          <table:table-cell table:style-name="Таблица4.C2" office:value-type="string">
            <text:p text:style-name="P15">Publishing.<text:span text:style-name="T4">replaceFonts</text:span>.<text:span text:style-name="T4">badGoth2IPH</text:span></text:p>
          </table:table-cell>
        </table:table-row>
      </table:table>
      <text:h text:style-name="P30" text:outline-level="2">Макросы на панели со всеми макросами</text:h>
      <table:table table:name="Таблица2" table:style-name="Таблица2">
        <table:table-column table:style-name="Таблица2.A"/>
        <table:table-column table:style-name="Таблица2.B"/>
        <table:table-column table:style-name="Таблица2.C"/>
        <table:table-row table:style-name="Таблица2.1">
          <table:table-cell table:style-name="Таблица2.A1" office:value-type="string">
            <text:p text:style-name="P13">Название</text:p>
          </table:table-cell>
          <table:table-cell table:style-name="Таблица2.A1" office:value-type="string">
            <text:p text:style-name="P13">Описание</text:p>
          </table:table-cell>
          <table:table-cell table:style-name="Таблица2.C1" office:value-type="string">
            <text:p text:style-name="P14">Путь макроса для выполнения по сочетанию клавиш</text:p>
          </table:table-cell>
        </table:table-row>
        <table:table-row table:style-name="Таблица2.1">
          <table:table-cell table:style-name="Таблица2.A2" office:value-type="string">
            <text:p text:style-name="P20"><text:span text:style-name="T11">Собрать</text:span> выпуск</text:p>
          </table:table-cell>
          <table:table-cell table:style-name="Таблица2.A2" office:value-type="string">
            <text:p text:style-name="P20">Макрос применяется совместно с шаблоном журнала. Он <text:span text:style-name="T9">последовательно </text:span>добавляет все пронумерованные статьи в той же папке, что и <text:span text:style-name="T9">открытый документ-шаблон выпуска</text:span>. Корректирует расположение текстовых блоков на страницах и задаёт переменные в колонтитулах.</text:p>
          </table:table-cell>
          <table:table-cell table:style-name="Таблица2.C2" office:value-type="string">
            <text:p text:style-name="P14"/>
          </table:table-cell>
        </table:table-row>
        <table:table-row table:style-name="Таблица2.1">
          <table:table-cell table:style-name="Таблица2.A2" office:value-type="string">
            <text:p text:style-name="P13">Разрыв со сжатием</text:p>
          </table:table-cell>
          <table:table-cell table:style-name="Таблица2.A2" office:value-type="string">
            <text:p text:style-name="P13">Сжимает текст на текущей и предыдущей странице (от курсора) для умещения текста на одной странице. Убирает отступ, если разрыв происходит внутри абзаца, ставит тире, если разрыв происходит внутри слова</text:p>
          </table:table-cell>
          <table:table-cell table:style-name="Таблица2.C2" office:value-type="string">
            <text:p text:style-name="P14">Publishing.pageBreaks.executeShrinkPageContent</text:p>
          </table:table-cell>
        </table:table-row>
        <table:table-row table:style-name="Таблица2.1">
          <table:table-cell table:style-name="Таблица2.A2" office:value-type="string">
            <text:p text:style-name="P13">Разрыв</text:p>
          </table:table-cell>
          <table:table-cell table:style-name="Таблица2.A2" office:value-type="string">
            <text:p text:style-name="P13">Вставляет разрвы страниц, убирает отступ, если разрыв происходит внутри абзаца, ставит тире, если разрыв происходит внутри слова</text:p>
          </table:table-cell>
          <table:table-cell table:style-name="Таблица2.C2" office:value-type="string">
            <text:p text:style-name="P14">Publishing.pageBreaks.executeSplitPages</text:p>
          </table:table-cell>
        </table:table-row>
        <table:table-row table:style-name="Таблица2.1">
          <table:table-cell table:style-name="Таблица2.A2" office:value-type="string">
            <text:p text:style-name="P13">ШрифтыВстили</text:p>
          </table:table-cell>
          <table:table-cell table:style-name="Таблица2.A2" office:value-type="string">
            <text:p text:style-name="P13">Переводит все шрифты, установленные ручным форматированием в соответствующие стили символов</text:p>
          </table:table-cell>
          <table:table-cell table:style-name="Таблица2.C2" office:value-type="string">
            <text:p text:style-name="P14">Publishing.CleanManualFormat.executeReplaceFonts</text:p>
          </table:table-cell>
        </table:table-row>
        <table:table-row table:style-name="Таблица2.1">
          <table:table-cell table:style-name="Таблица2.A2" office:value-type="string">
            <text:p text:style-name="P13">СтилиСносок</text:p>
          </table:table-cell>
          <table:table-cell table:style-name="Таблица2.A2" office:value-type="string">
            <text:p text:style-name="P13">Назначить всем сноскам стиль Сноска</text:p>
          </table:table-cell>
          <table:table-cell table:style-name="Таблица2.C2" office:value-type="string">
            <text:p text:style-name="P14">Publishing.CleanManualFormat.NotesCleanStyle</text:p>
          </table:table-cell>
        </table:table-row>
        <table:table-row table:style-name="Таблица2.1">
          <table:table-cell table:style-name="Таблица2.A2" office:value-type="string">
            <text:p text:style-name="P20">InDD</text:p>
          </table:table-cell>
          <table:table-cell table:style-name="Таблица2.A2" office:value-type="string">
            <text:p text:style-name="P20">Импорт документа из In Design</text:p>
          </table:table-cell>
          <table:table-cell table:style-name="Таблица2.C2" office:value-type="string">
            <text:p text:style-name="P14"/>
          </table:table-cell>
        </table:table-row>
        <table:table-row table:style-name="Таблица2.1">
          <table:table-cell table:style-name="Таблица2.A2" office:value-type="string">
            <text:p text:style-name="P20">CreateBidirectionalLink</text:p>
          </table:table-cell>
          <table:table-cell table:style-name="Таблица2.A2" office:value-type="string">
            <text:p text:style-name="P20">Создаёт двунаправленную ссылку между двумя элементами. Удобен для связывания нестандартных сносок</text:p>
          </table:table-cell>
          <table:table-cell table:style-name="Таблица2.C2" office:value-type="string">
            <text:p text:style-name="P14"/>
          </table:table-cell>
        </table:table-row>
      </table:table>
      <text:p text:style-name="Standard"><text:span text:style-name="Strong_20_Emphasis"><text:span text:style-name="T1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PT Serif1" svg:font-family="'PT Serif'" style:font-family-generic="roman" style:font-pitch="variable"/>
    <style:font-face style:name="Liberation Sans" svg:font-family="'Liberation Sans'" style:font-family-generic="swiss" style:font-pitch="variable"/>
    <style:font-face style:name="PT Serif" svg:font-family="'PT Serif'"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mm" style:writing-mode="page"/>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PT Serif1" fo:font-family="'PT Serif'" style:font-family-generic="roman" style:font-pitch="variable"/>
    </style:style>
    <style:style style:name="Heading" style:family="paragraph" style:parent-style-name="Standard" style:next-style-name="Text_20_body" style:class="text">
      <style:paragraph-properties fo:margin-top="4.23mm" fo:margin-bottom="2.12mm" loext:contextual-spacing="false" fo:keep-with-next="always"/>
      <style:text-properties style:font-name="PT Serif" fo:font-family="'PT Serif'"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mm" fo:margin-right="0mm" fo:margin-top="0mm" fo:margin-bottom="2.47mm" loext:contextual-spacing="false" fo:line-height="120%" fo:text-align="start" style:justify-single-word="false" fo:text-indent="12.51mm" style:auto-text-indent="false" style:page-number="auto">
        <style:tab-stops/>
      </style:paragraph-properties>
      <style:text-properties style:font-name="PT Serif1" fo:font-family="'PT Serif'" style:font-family-generic="roman"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note" style:family="paragraph" style:parent-style-name="Standard" style:class="extra" style:master-page-name="">
      <style:paragraph-properties fo:margin-left="4.99mm" fo:margin-right="0mm" fo:line-height="100%" fo:text-align="justify" style:justify-single-word="false" fo:text-indent="-4.99mm" style:auto-text-indent="false" style:page-number="auto" text:number-lines="false" text:line-number="0" style:writing-mode="page">
        <style:tab-stops/>
      </style:paragraph-properties>
      <style:text-properties style:text-position="0% 100%" fo:font-size="10pt" style:font-size-asian="10pt" style:font-size-complex="10pt"/>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fo:text-align="center" style:justify-single-word="false" style:writing-mode="page"/>
      <style:text-properties style:font-name="PT Serif" fo:font-family="'PT Serif'" style:font-family-generic="swiss" style:font-pitch="variable"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fo:text-align="center" style:justify-single-word="false" text:number-lines="false" text:line-number="0" style:writing-mode="page"/>
      <style:text-properties style:font-name="PT Serif1" fo:font-family="'PT Serif'" style:font-family-generic="roman" style:font-pitch="variab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1" style:display-name="Numbering 1" style:family="paragraph" style:parent-style-name="List" style:class="list">
      <style:paragraph-properties fo:margin-left="6.35mm" fo:margin-right="0mm" fo:margin-top="0mm" fo:margin-bottom="2.12mm" loext:contextual-spacing="false" fo:text-indent="-6.35mm" style:auto-text-indent="false"/>
    </style:style>
    <style:style style:name="Heading_20_2" style:display-name="Heading 2" style:family="paragraph" style:parent-style-name="Heading" style:next-style-name="Text_20_body" style:default-outline-level="2" style:class="text">
      <style:paragraph-properties fo:margin-top="3.53mm" fo:margin-bottom="2.12mm" loext:contextual-spacing="false" fo:text-align="center" style:justify-single-word="false" style:writing-mode="page"/>
      <style:text-properties style:font-name="PT Serif" fo:font-family="'PT Serif'" style:font-family-generic="swiss" style:font-pitch="variable"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2.47mm" fo:margin-bottom="2.12m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2.12mm" fo:margin-bottom="2.12m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2.12mm" fo:margin-bottom="1.06mm" loext:contextual-spacing="false"/>
      <style:text-properties fo:font-size="85%" fo:font-weight="bold" style:font-size-asian="85%" style:font-weight-asian="bold" style:font-size-complex="85%" style:font-weight-complex="bold"/>
    </style:style>
    <style:style style:name="Preformatted_20_Text" style:display-name="Preformatted Text" style:family="paragraph" style:parent-style-name="Standard" style:class="html">
      <style:paragraph-properties fo:margin-top="0mm" fo:margin-bottom="0m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mm" fo:margin-bottom="4.99mm" loext:contextual-spacing="false" style:border-line-width-bottom="0mm 0.04mm 0.02mm" fo:padding="0mm" fo:border-left="none" fo:border-right="none" fo:border-top="none" fo:border-bottom="0.14pt double #808080" text:number-lines="false" text:line-number="0" style:join-border="false"/>
      <style:text-properties fo:font-size="6pt" style:font-size-asian="6pt" style:font-size-complex="6pt"/>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Quotations" style:family="paragraph" style:parent-style-name="Standard" style:class="html">
      <style:paragraph-properties fo:margin-left="10mm" fo:margin-right="10mm" fo:margin-top="0mm" fo:margin-bottom="4.99mm" loext:contextual-spacing="false" fo:text-indent="0m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1.06mm" fo:margin-bottom="2.12mm" loext:contextual-spacing="false" fo:text-align="center" style:justify-single-word="false"/>
      <style:text-properties fo:font-size="18pt" style:font-size-asian="18pt" style:font-size-complex="18pt"/>
    </style:style>
    <style:style style:name="Heading_20_6" style:display-name="Heading 6" style:family="paragraph" style:parent-style-name="Heading" style:next-style-name="Text_20_body" style:default-outline-level="6" style:class="text">
      <style:paragraph-properties fo:margin-top="1.06mm" fo:margin-bottom="1.06m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1.06mm" fo:margin-bottom="1.06mm" loext:contextual-spacing="false"/>
      <style:text-properties fo:font-size="80%" fo:font-weight="bold" style:font-size-asian="80%" style:font-weight-asian="bold" style:font-size-complex="80%" style:font-weight-complex="bold"/>
    </style:style>
    <style:style style:name="Text_20_body_20_indent" style:display-name="Text body indent" style:family="paragraph" style:parent-style-name="Text_20_body" style:class="text">
      <style:paragraph-properties fo:margin-left="4.99mm" fo:margin-right="0mm" fo:text-indent="0mm" style:auto-text-indent="false"/>
    </style:style>
    <style:style style:name="First_20_line_20_indent" style:display-name="First line indent" style:family="paragraph" style:parent-style-name="Text_20_body" style:class="text">
      <style:paragraph-properties fo:margin-left="0mm" fo:margin-right="0mm" fo:text-indent="4.99mm" style:auto-text-indent="false"/>
    </style:style>
    <style:style style:name="Footnote_20_Symbol" style:display-name="Footnote Symbol" style:family="text">
      <style:text-properties style:text-position="super 58%" style:font-size-asian="10.5pt" loext:shadow="none"/>
    </style:style>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anchor" style:display-name="Endnote anchor" style:family="text">
      <style:text-properties style:text-position="super 58%"/>
    </style:style>
    <style:style style:name="Endnote_20_Symbol" style:display-name="Endnote Symbol" style:family="text"/>
    <style:style style:name="Strong_20_Emphasis" style:display-name="Strong Emphasis" style:family="text">
      <style:text-properties style:font-name="PT Serif1" fo:font-family="'PT Serif'" style:font-family-generic="roman" style:font-pitch="variable"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2">
      <style:page-layout-properties fo:page-width="210.01mm" fo:page-height="297mm" style:num-format="1" style:print-orientation="landscape" fo:margin-top="10mm" fo:margin-bottom="10mm" fo:margin-left="10mm" fo:margin-right="1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3">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4" style:page-usage="left">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5" style:page-usage="right">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6">
      <style:page-layout-properties fo:page-width="210.01mm" fo:page-height="297mm" style:num-format="1" style:print-orientation="landscape" fo:margin-top="0mm" fo:margin-bottom="0mm" fo:margin-left="0mm" fo:margin-right="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8">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Landscape" style:page-layout-name="Mpm2"/>
    <style:master-page style:name="First_20_Page" style:display-name="First Page" style:page-layout-name="Mpm3" style:next-style-name="Standard"/>
    <style:master-page style:name="Left_20_Page" style:display-name="Left Page" style:page-layout-name="Mpm4" style:next-style-name="Right_20_Page"/>
    <style:master-page style:name="Right_20_Page" style:display-name="Right Page" style:page-layout-name="Mpm5" style:next-style-name="Left_20_Page"/>
    <style:master-page style:name="Envelope" style:page-layout-name="Mpm6"/>
    <style:master-page style:name="Index" style:page-layout-name="Mpm3"/>
    <style:master-page style:name="HTML" style:page-layout-name="Mpm7"/>
    <style:master-page style:name="Footnote" style:page-layout-name="Mpm8"/>
    <style:master-page style:name="Endnote" style:page-layout-name="Mpm8"/>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27T12:20:56.477198793</meta:creation-date>
    <meta:editing-duration>P2DT5H46M56S</meta:editing-duration>
    <meta:editing-cycles>731</meta:editing-cycles>
    <meta:generator>LibreOffice/6.1.4.2$Linux_X86_64 LibreOffice_project/9d0f32d1f0b509096fd65e0d4bec26ddd1938fd3</meta:generator>
    <dc:date>2019-03-29T12:53:18.443194819</dc:date>
    <meta:document-statistic meta:table-count="4" meta:image-count="0" meta:object-count="0" meta:page-count="4" meta:paragraph-count="101" meta:word-count="680" meta:character-count="5259" meta:non-whitespace-character-count="4686"/>
  </office:meta>
</office:document-meta>
</file>

<file path=Basic/Publishing/CleanManualFormat.xml><?xml version="1.0" encoding="utf-8"?>
<!DOCTYPE module  PUBLIC '-//OpenOffice.org//DTD OfficeDocument 1.0//EN'  'module.dtd'>
<script:module xmlns:script="http://openoffice.org/2000/script" script:name="CleanManualFormat" script:language="StarBasic">Sub ExecuteClean
	saveDocument()
	StopTracking
	Dim statusIndicator as Object
	statusIndicator = ThisComponent.getCurrentController.statusIndicator
	statusIndicator.Start("Очистка форматирования начата, подождите",30)

	'Не должно быть символов табуляции
    AskAndReplace("\t","")
    'Не должно быть подряд больше одного пробела
    AskAndReplace("(?&lt;=[:space:])[:space:]+","")
	'Не должно быть ни одного пробела в начале абзацев
    AskAndReplace("^[:space:]+","")
    'Не должно быть пустых абзацев
    AskAndReplace("^$","")

	disposeAllBookmarks
	
	replaceBaseToStandard
	
	convertFormattingToText
	
	executeReplaceFonts
	
	ClearDirectFormat
	
	convertFormattingFromText
	
	NotesCleanStyle
	
	executeRemoveUnusedStyles
	
	statusIndicator.end()
	
	saveAndreload()
End Sub

Sub disposeAllBookmarks()
	bookmarks = ThisComponent.Links.getByName("Закладки")
	While bookmarks.hasElements()
		bookmark = bookmarks.getByName(bookmarks.ElementNames(0))
		bookmark.dispose()
	Wend
End Sub

Sub NotesCleanStyle
	Dim oDescriptor 'The search descriptor
	dim dispatcher as Object
	dispatcher = createUnoService("com.sun.star.frame.DispatchHelper")
	dim document   as Object
	document   = ThisComponent.CurrentController.Frame
	Dim oViewCursor As Object 'View cursor
	oViewCursor = ThisComponent.CurrentController.getViewCursor()
	allNotes= thisComponent.FootNotes
	for x = 0 to allNotes.Count -1
	  aNote = allNotes.getByIndex(x)
	  aNote.Anchor.CharStyleName="Footnote anchor"
	  oEnum = aNote.Text.createEnumeration()
	  Do While oEnum.hasMoreElements()
	    oCurPar = oEnum.nextElement()
	    oCurPar.ParaStyleName = "Footnote"
	  Loop
	Next
End Sub


Sub getAttINfo
	Dim oViewCursor As Object
	Dim oText
	Dim oTextCursor
	oViewCursor = ThisComponent.CurrentController.getViewCursor()
	oTextCursor = oViewCursor.Text.createTextCursorByRange(oViewCursor)
	MsgBox "CharKerning " &amp; oTextCursor.CharKerning
	'MsgBox "CharBackTransparent " &amp; oTextCursor.CharBackTransparent
End Sub


Sub ReplaceFormatting(SearchString,oReplaceString,SrchAttributes,ReplAttributes, searchStyles)
	Dim oReplace
	oReplace = ThisComponent.createReplaceDescriptor()
	oReplace.SearchString = SearchString
	oReplace.ReplaceString = oReplaceString
	oReplace.SearchRegularExpression=True
	oReplace.SearchCaseSensitive = True
	
	oReplace.searchAll=True
	If Not IsEmpty(SrchAttributes(0).Value) Then
	  oReplace.SetSearchAttributes(SrchAttributes())
	  oReplace.searchStyles = searchStyles
	End If
	If Not IsEmpty(ReplAttributes(0).Value) Then
	  oReplace.SetReplaceAttributes(ReplAttributes())
	End If
	ThisComponent.replaceAll(oReplace)
End Sub

Sub convertFormatToEnclosure(identifier, styleNames, styleValues)
	leftEnclosure = compileLeftEnclosure(identifier)
	rightEnclosure = compileRightEnclosure(identifier)
	Dim oTextCursor As Object
	Dim startTextRange As Object
	Dim endTextRange As Object
	Dim SrchAttributes(Ubound(styleNames)) as new com.sun.star.beans.PropertyValue
	For i = 0 To Ubound(styleNames)
		SrchAttributes(i).Name = styleNames(i)
		SrchAttributes(i).Value = styleValues(i)
	Next i
	SDesc = Thiscomponent.createSearchDescriptor()
	SDesc.SearchAll = true
	SDesc.SearchRegularExpression = true
	SDesc.SearchString = ""
	SDesc.searchStyles = false
	SDesc.SetSearchAttributes(SrchAttributes)
	found = Thiscomponent.findFirst(SDesc)
	  Do While not isNull(found)
	  	oTextCursor = found.Text.createTextCursor()
	  	oTextCursor.goToRange(found.Start, false)
	  	oTextCursor.goToRange(found.End, true)
  		For i = 0 To Ubound(styleNames)
			oTextCursor.setPropertyToDefault(styleNames(i))
		Next i
		oTextCursor.collapseToEnd()
		oTextCursor.String = rightEnclosure
		endTextRange = oTextCursor.getEnd()
		oTextCursor.goToRange(found.start,false)
		oTextCursor.String = leftEnclosure
		found = Thiscomponent.findNext(found.End, SDesc)
	  Loop
End Sub

Sub convertEnclosuresToFormat(identifier, styleNames, styleValues)
	Dim oTextCursor As Object
	Dim startTextRange As Object
	Dim endTextRange As Object
	Dim leftEnclosure As String
	Dim rightEnclosure As String
	leftEnclosure = compileLeftEnclosure(identifier)
	rightEnclosure = compileRightEnclosure(identifier)
	SDesc = Thiscomponent.createSearchDescriptor()
	SDesc.SearchAll = true
	SDesc.SearchRegularExpression = true
	SDesc.SearchString = leftEnclosure + "(.*?)" + rightEnclosure

	found = Thiscomponent.findFirst(SDesc)
	  Do While not isNull(found)
	  	oTextCursor = found.Text.createTextCursor()
	  	oTextCursor.goToRange(found.Start, false)
	  	oTextCursor.goToRange(found.End, true)
	  	oTextCursor.setPropertyValues(styleNames, styleValues)
	  	oTextCursor.collapseToEnd()
		oTextCursor.goLeft(Len(rightEnclosure), true)
		oTextCursor.String = ""
		endTextRange = oTextCursor.getEnd()
		oTextCursor.goToRange(found.start,false)
		oTextCursor.goRight(Len(leftEnclosure), true)
		oTextCursor.String = ""
		found = Thiscomponent.findNext(endTextRange, SDesc)
	  Loop
End Sub


Function compileSearchString(identifier)
	compileSearchString = "&lt;"+identifier+"&gt;"+"(.*?)"+"&lt;/"+identifier+"&gt;"
End Function

Function compileLeftEnclosure(identifier)
	compileLeftEnclosure = "&lt;"+identifier+"&gt;"
End Function

Function compileRightEnclosure(identifier)
	compileRightEnclosure = "&lt;/"+identifier+"&gt;"
End Function


Sub toTextBold
	styleNames = Array("CharWeight")
	styleValues = Array(com.sun.star.awt.FontWeight.BOLD)
	convertFormatToEnclosure(CHR(867), styleNames, styleValues)
End Sub

Sub fromTextBold
	styleNames = Array("CharWeight")
	styleValues = Array(com.sun.star.awt.FontWeight.BOLD)
	convertEnclosuresToFormat(CHR(867), styleNames, styleValues)
End Sub

Sub toTextItalic
	styleNames = Array("CharPosture")
	styleValues = Array(com.sun.star.awt.FontSlant.ITALIC)
	convertFormatToEnclosure(CHR(868), styleNames, styleValues)
End Sub

Sub fromTextItalic
	styleNames = Array("CharPosture")
	styleValues = Array(com.sun.star.awt.FontSlant.ITALIC)
	convertEnclosuresToFormat(CHR(868), styleNames, styleValues)
End Sub

Sub toTextStrikeout
	styleNames = Array("CharStrikeout")
	styleValues = Array(com.sun.star.awt.FontStrikeout.SINGLE)
	convertFormatToEnclosure(CHR(869), styleNames, styleValues)

End Sub

Sub fromTextStrikeout
	styleNames = Array("CharStrikeout")
	styleValues = Array(com.sun.star.awt.FontStrikeout.SINGLE)
	convertEnclosuresToFormat(CHR(869), styleNames, styleValues)
End Sub


Sub toTextUnderline
	styleNames = Array("CharUnderline")
	styleValues = Array(com.sun.star.awt.FontUnderline.SINGLE)
	convertFormatToEnclosure(CHR(870), styleNames, styleValues)
End Sub

Sub fromTextUnderline
	styleNames = Array("CharUnderline")
	styleValues = Array(com.sun.star.awt.FontUnderline.SINGLE)
	convertEnclosuresToFormat(CHR(870), styleNames, styleValues)
End Sub

Sub toTextSuperscript
	styleNames = Array("CharEscapementHeight","CharEscapement")
	styleValues = Array(58,101)
	convertFormatToEnclosure(CHR(871), styleNames, styleValues)
End Sub

Sub fromTextSuperscript
	styleNames = Array("CharEscapementHeight","CharEscapement")
	styleValues = Array(58,101)
	convertEnclosuresToFormat(CHR(871), styleNames, styleValues)
End Sub

Sub toTextSubscript
	styleNames = Array("CharEscapementHeight","CharEscapement")
	styleValues = Array(58,-101)
	convertFormatToEnclosure(CHR(872), styleNames, styleValues)
End Sub

Sub fromTextSubscript
	styleNames = Array("CharEscapementHeight","CharEscapement")
	styleValues = Array(58,-101)
	convertEnclosuresToFormat(CHR(872), styleNames, styleValues)
End Sub

Sub toTextSparce
	styleNames = Array("CharKerning")
	For i=70 To 70 
		styleValues = Array(i)
		convertFormatToEnclosure(CHR(873) &amp; i, styleNames, styleValues)
	Next
End Sub

Sub fromTextSparce
	styleNames = Array("CharKerning")
	For i=70 To 70 
		styleValues = Array(i)
		convertEnclosuresToFormat(CHR(873) &amp; i, styleNames, styleValues)
	Next 
End Sub


Sub convertFormattingToText
	toTextBold
	toTextItalic
	toTextStrikeout
	toTextUnderline
	toTextSuperscript
	toTextSubscript
	toTextSparce
End Sub

Sub convertFormattingFromText
	fromTextSparce
	fromTextSuperscript
	fromTextSubscript
	fromTextUnderline
	fromTextStrikeout
	fromTextItalic
	fromTextBold
End Sub

'Replaces manual formatting text with font into character style with assigned font
Sub executeReplaceFonts
	Dim oDoc
	oDoc = Thiscomponent
	Dim srch(0) as new com.sun.star.beans.PropertyValue
	SDesc = Thiscomponent.createSearchDescriptor()
	  SDesc.SearchAll = true
	  SDesc.ValueSearch = false
	  SDesc.SearchStyles = false 
	  SDesc.SearchRegularExpression = false
	  SDesc.SearchString = "" 
	  srch(0).Name = "CharFontName"
	  SDesc.SetSearchAttributes(srch())
	  founds = Thiscomponent.findFirst(SDesc)
	  do while not isNull(founds)
	    curFont = founds.CharFontName
	    If curFont &lt;&gt; "IPH Serif" Then
	      If Not DocHasCharStyle(oDoc,curFont) Then
	        oProps() = Array(CreateProperty("CharFontName", curFont))
	        CreateCharacterStyle(curFont, oProps())
	      End If
	      founds.CharStyleNames = Array(curFont)
	    End If
	    founds = Thiscomponent.findNext(founds.getend, SDesc)
	  loop
End Sub

Sub replaceFontToStyle(fontName As String)
	Dim SrchAttributes(0) as new com.sun.star.beans.PropertyValue
	Dim ReplAttributes(0) as new com.sun.star.beans.PropertyValue
	SrchAttributes(0).Name = "CharFontName"
	SrchAttributes(0).Value = fontName
	ReplAttributes(0).Name = "CharStyleName"
	ReplAttributes(0).Value = fontName
	srchString = "(.*)"
	repString = "$1"
	ReplaceFormatting(srchString,repString,SrchAttributes,ReplAttributes)
End Sub


Function CreateProperty( Optional cName As String, Optional uValue ) As com.sun.star.beans.PropertyValue
	Dim oPropertyValue As New com.sun.star.beans.PropertyValue
	If Not IsMissing( cName ) Then
	  oPropertyValue.Name = cName
	EndIf
	If Not IsMissing( uValue ) Then
	  oPropertyValue.Value = uValue
	EndIf
	CreateProperty() = oPropertyValue
End Function

Function DocHasCharStyle(oDoc, sName$) As Boolean
	Dim oStyles
	oStyles = oDoc.StyleFamilies.getByName("CharacterStyles")
	DocHasCharStyle() = oStyles.hasByName(sName)
End Function

Sub CreateCharacterStyle(sStyleName$, oProps())
	Dim i%
	Dim oFamilies
	Dim oStyle
	Dim oStyles
	oFamilies = ThisComponent.StyleFamilies
	oStyles = oFamilies.getByName("CharacterStyles")
	If oStyles.HasByName(sStyleName) Then
	  Exit Sub
	End If
	oStyle = ThisComponent.createInstance("com.sun.star.style.CharacterStyle")
	For i=LBound(oProps) To UBound(oProps)
	  oStyle.setPropertyValue(oProps(i).Name, oProps(i).Value)
	Next
	oStyles.insertByName(sStyleName, oStyle)
End Sub

Sub ClearDirectFormat
	Dim oDescriptor 'The search descriptor
	dim dispatcher as Object
	dispatcher = createUnoService("com.sun.star.frame.DispatchHelper")
	dim document   as Object
	document   = ThisComponent.CurrentController.Frame
	Dim oViewCursor As Object 'View cursor
	oViewCursor = ThisComponent.CurrentController.getViewCursor()
	oViewCursor.gotoStart(false)
	oViewCursor.gotoEnd(true)
	dispatcher.executeDispatch(document, ".uno:ResetAttributes", "", 0, Array())
	footNotes = thisComponent.Footnotes
	For x = 0 to footNotes.Count -1
	  aNote = footNotes.getByIndex(x)
	  footNoteText = aNote.getText()
	  oTextcursor = footNoteText.createTextCursor()
	  oViewCursor.gotoRange(oTextcursor.getStart(),false) 
	  oViewCursor.gotoEnd(true)
	  dispatcher.executeDispatch(document, ".uno:ResetAttributes", "", 0, Array())
	Next
	endNotes = thisComponent.Endnotes
	for x = 0 to endNotes.Count -1
	  aNote = endNotes.getByIndex(x)
	  endNoteText = aNote.getText()
	  oTextcursor = endNoteText.createTextCursor()
	  oViewCursor.gotoRange(oTextcursor.getStart(),false) 
	  oViewCursor.gotoEnd(true)
	  dispatcher.executeDispatch(document, ".uno:ResetAttributes", "", 0, Array())
	next
	
	oViewCursor.gotoStart(false)
End Sub

sub replaceBaseToStandard
	dim document   as Object
	dim dispatcher as object
	document   = ThisComponent.CurrentController.Frame
	dispatcher = createUnoService("com.sun.star.frame.DispatchHelper")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true
	args1(7).Name = "SearchItem.Content"
	args1(7).Value = false
	args1(8).Name = "SearchItem.AsianOptions"
	args1(8).Value = false
	args1(9).Name = "SearchItem.AlgorithmType"
	args1(9).Value = 0
	args1(10).Name = "SearchItem.SearchFlags"
	args1(10).Value = 65536
	args1(11).Name = "SearchItem.SearchString"
	args1(11).Value = "Базовый"
	args1(12).Name = "SearchItem.ReplaceString"
	args1(12).Value = "Основной текст"
	args1(13).Name = "SearchItem.Locale"
	args1(13).Value = 255
	args1(14).Name = "SearchItem.ChangedChars"
	args1(14).Value = 2
	args1(15).Name = "SearchItem.DeletedChars"
	args1(15).Value = 2
	args1(16).Name = "SearchItem.InsertedChars"
	args1(16).Value = 2
	args1(17).Name = "SearchItem.TransliterateFlags"
	args1(17).Value = 1280
	args1(18).Name = "SearchItem.Command"
	args1(18).Value = 3
	args1(19).Name = "SearchItem.SearchFormatted"
	args1(19).Value = false
	args1(20).Name = "SearchItem.AlgorithmType2"
	args1(20).Value = 1
	args1(21).Name = "Quiet"
	args1(21).Value = true
	dispatcher.executeDispatch(document, ".uno:ExecuteSearch", "", 0, args1())
end sub
</script:module>
</file>

<file path=Basic/Publishing/Correction.xml><?xml version="1.0" encoding="utf-8"?>
<!DOCTYPE module  PUBLIC '-//OpenOffice.org//DTD OfficeDocument 1.0//EN'  'module.dtd'>
<script:module xmlns:script="http://openoffice.org/2000/script" script:name="Correction" script:language="StarBasic">Sub fixFrequentMistakes
	Dim statusIndicator as Object
	statusIndicator = ThisComponent.getCurrentController.statusIndicator
	statusIndicator.Start("Исправление ошибок начато, подождите",30)
	'Не должно быть символов табуляции
    AskAndReplace("\t","")
    'Не должно быть подряд больше одного пробела
    AskAndReplace("(?&lt;=[:space:])[:space:]+","")
	'Не должно быть ни одного пробела в начале абзацев
    AskAndReplace("^[:space:]+","")
    'Не должно быть пустых абзацев
    AskAndReplace("^$","")
    'Не должно быть пробелов перед знаками пунктуации .,;:?!)]}»¡¿”‘’
   	AskAndReplace("[:space:]+(?=[\.,;:?!\)\]\}»¡¿”‘’])","")
	'Между словом том и цифрой должен быть неразрывный пробел, а не обычный
	AskAndReplace("(?&lt;=\b[тТ](ом|\.))\ (?=[:digit:])"," ")
	'Между словом серия и цифрой должен быть неразрывный пробел, а не обычный
	AskAndReplace("(?&lt;=\b[сС](ерия|\.))\ +(?=[:digit:])"," ")
	'Между словом часть и цифрой должен быть неразрывный пробел, а не обычный
	AskAndReplace("(?&lt;=\b[чЧ](асть|\.))\ +(?=[:digit:])"," ")
	'Между числом и "г." должен быть неразрывный пробел, а не обычный
	AskAndReplace("(?&lt;=[0-9])[:space:]*г(?=\.)"," г")

	'Между инициалами и Фамилией должен быть неразрывный пробел, а не обычный
	AskAndReplace("(?&lt;=[:upper:]\.[:upper:]\.)\ (?=[:upper:][:lower:]+)"," ")
	'Между Фамилией и инициалами должен быть неразрывный пробел, а не обычный
	AskAndReplace("(?&lt;=[:upper:][:lower:]{1,30})\ (?=[:upper:]\.[:upper:]\.)"," ")

	'Не должно быть пробелов после скобок [({ и кавычек «„
	AskAndReplace("(?&lt;=[\(\[\{«„])[:space:]","")
	'Между "и" и "т." должен быть неразрывный пробел, а не обычный
    AskAndReplace("(?&lt;=\bи)\ (?=т\.)"," ")
   	'Между "т." и "е./н./д./п./к." должен быть неразрывный пробел, а не обычный
    AskAndReplace("(?&lt;=\bт)\.\ ?(?=[ендпк]\.)",". ")
    
   	'Между буквами среднее тире должно обрамляться пробелами
	AskAndReplace("(?&lt;=[:alpha:])–(?=[:alpha:])"," – ")
	'Между буквами дефис-минус, цифровое тире и длинное тире заменяется на среднее тире
    AskAndReplace("(?&lt;=[:alpha:][:space:])[-‒—](?=[:space:][:alpha:])","–")
    'Между двумя цифрами и тире между ними не долнжо быть пробелов. А также тире должно быть цифровым
  	AskAndReplace("(?&lt;=[:digit:])(?:[:space:])?[-‒–—](?:[:space:])?(?=[:digit:])","‒")

	'Между буквой и угловой открывающейся скобкой должен быть пробел
	AskAndReplace("(?&lt;=[:alpha:])&lt;(?=…&gt;)"," &lt;")
	'Между угловой закрывающейся скобкой и буквой должен быть пробел
	AskAndReplace("(?&lt;=&lt;…)&gt;(?=[:alpha:])","&gt; ")
	statusIndicator.end()
End Sub

Sub test111
	StartTracking
	AskAndReplace("(?&lt;=[:upper:][:lower:]{1,30})\ (?=[:upper:]\.[:upper:]\.)"," ")
	StopTracking
End Sub

Sub executeCitationCorrection
	StartTracking
	    AskAndReplace("(?&lt;=[:alpha:])&lt;(?=…&gt;)"," &lt;")
	    AskAndReplace("(?&lt;=&lt;…)&gt;(?=[:alpha:])","&gt; ")
	    AskAndReplace("(?&lt;=[:alpha:])–(?=[:alpha:])"," – ")
	StopTracking
End Sub


Sub executeRemoveConsequentSpaces
	StartTracking
	    AskAndReplace("(?&lt;=[:space:])[:space:]+","")
	StopTracking
End Sub
Sub removeBadCharacters
	StartTracking
	    AskAndReplace("[\uE000-\uF8FF]+","")
	StopTracking
	showTrackedChanges
End Sub

Sub executeRemoveSpacesBeforeStops
	StartTracking
	    AskAndReplace("[:space:]+(?=[\.,;:?!\)\]\}»¡¿”‘’])","")
'removed “
	StopTracking
End Sub

Sub executeNumericDashBetweenNumbers
	StartTracking
	    AskAndReplace("(?&lt;=[:digit:])(?:[:space:])?[-‒–—](?:[:space:])?(?=[:digit:])","‒")
	StopTracking
End Sub

Sub executeReplaceLongDashWithSpacesBetweenWords
	StartTracking
	    AskAndReplace("(?&lt;=[:alpha:][:space:])[-‒—](?=[:space:][:alpha:])","–")
	StopTracking
End Sub

Sub executeRemoveSpacesAfterOpenedQuoteOrBracket
	StartTracking
	    AskAndReplace("(?&lt;=[\(\[\{«„])[:space:]","")
	StopTracking
End Sub


Sub executeNonBreakingSpaceBetweenLastnameAndInitials
	StartTracking
	    AskAndReplace("(?&lt;=[^.!?][:space:][:upper:][:lower:]{1,30})\ (?=[:upper:]\.[:upper:]\.)"," ")
	StopTracking
End Sub


Sub executeNonBreakingSpaceBetweenInitialsAndLastName
	StartTracking
	    AskAndReplace("(?&lt;=[:upper:]\.[:upper:]\.)\ (?=[:upper:][:lower:]+)"," ")
	StopTracking
End Sub

Sub executeNonBreakingSpaceBetweenEtc
	StartTracking
	    AskAndReplace("(?&lt;=\bи)\ (?=т\.)"," ")
	    AskAndReplace("(?&lt;=\bт)\.\ ?(?=[ендпк]\.)",". ")
	StopTracking
End Sub

'Sub executeNonBreakingSpaceAfterPageOrVolume
'	StartTracking
'	    AskAndReplace("(?&lt;=\b[сСтТ]\.)[:space:](?=[:digit:])"," ")
'	StopTracking
'End Sub

Sub executeNonBreakingSpaceBetweenVol
	StartTracking
      AskAndReplace("(?&lt;=\b[тТ](ом|\.))[:space:](?=[:digit:])"," ")
	StopTracking
End Sub

Sub executeNonBreakingSpaceBetweenSeries
	StartTracking
	    AskAndReplace("(?&lt;=\b[сС](ерия|\.))[:space:](?=[:digit:])"," ")
	StopTracking
End Sub

Sub executeNonBreakingSpaceBetweenPart
    StartTracking
	AskAndReplace("(?&lt;=\b[чЧ](асть|\.))[:space:]+(?=[:digit:])"," ")
	StopTracking
End Sub


Sub executeNonBreakingSpaceBetweenYear
	StartTracking
    AskAndReplace("(?&lt;=[0-9])[:space:]*г(?=\.)"," г")
	StopTracking
End Sub

Sub StartTracking
dispatcher = createUnoService("com.sun.star.frame.DispatchHelper")
document   = ThisComponent.CurrentController.Frame
dim trackProperties(0) as new com.sun.star.beans.PropertyValue
trackProperties(0).Name = "TrackChanges"
trackProperties(0).Value = true
dispatcher.executeDispatch(document, ".uno:TrackChanges", "", 0, trackProperties())
dim args1(0) as new com.sun.star.beans.PropertyValue
args1(0).Name = "ShowTrackedChanges"
args1(0).Value = true
dispatcher.executeDispatch(document, ".uno:ShowTrackedChanges", "", 0, args1())
End Sub

Sub StopTracking
dispatcher = createUnoService("com.sun.star.frame.DispatchHelper")
document   = ThisComponent.CurrentController.Frame
dim trackProperties(0) as new com.sun.star.beans.PropertyValue
trackProperties(0).Name = "TrackChanges"
trackProperties(0).Value = false
dispatcher.executeDispatch(document, ".uno:TrackChanges", "", 0, trackProperties())
dim args1(0) as new com.sun.star.beans.PropertyValue
args1(0).Name = "ShowTrackedChanges"
args1(0).Value = true
dispatcher.executeDispatch(document, ".uno:ShowTrackedChanges", "", 0, args1())
End Sub



Sub executeRemoveWhiteBackground
Dim oReplace
oReplace = ThisComponent.createReplaceDescriptor()
oReplace.SearchString = "(.*)"
oReplace.ReplaceString = "$1"
oReplace.SearchRegularExpression=True
Dim SrchAttributes(1) as new com.sun.star.beans.PropertyValue
Dim ReplAttributes(1) as new com.sun.star.beans.PropertyValue
SrchAttributes(0).Name = "CharBackTransparent"
SrchAttributes(0).Value = False
SrchAttributes(1).Name = "CharBackColor"
SrchAttributes(1).Value = 16777215
ReplAttributes(0).Name = "CharBackTransparent"
ReplAttributes(0).Value = True
ReplAttributes(1).Name = "CharBackColor"
ReplAttributes(1).Value = -1
oReplace.SetSearchAttributes(SrchAttributes())
oReplace.searchStyles=True
oReplace.SetReplaceAttributes(ReplAttributes())
oReplace.searchAll=True
ThisComponent.replaceAll(oReplace)
End Sub


Sub ReplaceEverywhere(SearchString,oReplaceString)
Dim oDoc,oText,oViewCursor,oStart,oEnd,oFind,FandR As Object
oDoc = ThisComponent 
oText = oDoc.Text
Footnotes = oDoc.Footnotes
oViewCursor = oDoc.CurrentController.getViewCursor
oStart = oViewCursor.Text.createTextCursorByRange(oViewCursor.Start)
FandR = oDoc.createReplaceDescriptor
With FandR
  .SearchString = SearchString
  .ReplaceString = oReplaceString
  .SearchRegularExpression=True
  .searchAll=True
End With
If Not oViewCursor.isCollapsed then 
  oEnd = oViewCursor.Text.createTextCursorByRange(oViewCursor.End)
End If
If isEmpty(oEnd) then 'Do whole document.
  oDoc.replaceAll(FandR)
Else 'Do selection.
  Do
    oFind = oDoc.FindNext(oStart.End,FandR)
    If isNull(oFind) then
      Exit Do
    End If
    If oViewCursor.Text.compareRegionEnds(oFind,oEnd) &lt; 0 then 
      Exit Do
    End If
    oFind.setString(FandR.ReplaceString)
    oFind = oDoc.FindNext(oFind.End,FandR)
  Loop
EndIf
End Sub


Function IsAnythingSelected(oDoc As Object) As Boolean
Dim oSelections 'Contains all of the selections
Dim oSel
'Contains one specific selection
Dim oCursor
'Text cursor to check for a collapsed range
REM Assume nothing is selected
IsAnythingSelected = False
If IsNull(ThisComponent) Then 
  Exit Function
End If
' The current selection in the current controller.
'If there is no current controller, it returns NULL.
oSelections = ThisComponent.getCurrentSelection()
If IsNull(oSelections) Then 
  Exit Function
End If
If oSelections.getCount() = 0 Then 
  Exit Function
End If
If oSelections.getCount() &gt; 1 Then
  REM There is more than one selection so return True
  IsAnythingSelected = True
  Exit Function
End If
REM There is only one selection so obtain the first selection
oSel = oSelections.getByIndex(0)
lenght = Len(oSel.String)
If lenght &gt; 0 Then
  IsAnythingSelected = True
End If

End Function


Sub AskAndReplace(SearchString, oReplaceString)
Dim SrchAttributes(0) as new com.sun.star.beans.PropertyValue
Dim ReplAttributes(0) as new com.sun.star.beans.PropertyValue
If IsAnythingSelected() Then
  oSelections = ThisComponent.getCurrentSelection()
  ReplaceInSelection(SearchString, oReplaceString)
  thisComponent.currentController.select(oSelections) 
Else
ReplaceFormatting(SearchString,oReplaceString,SrchAttributes,ReplAttributes, true)
'  ReplaceEverywhere(SearchString, oReplaceString)
End If
End Sub




Sub ReplaceInSelection(SearchString,oReplaceString)
rem ----------------------------------------------------------------------
rem define variables
dim document   as object
dim dispatcher as object
rem ----------------------------------------------------------------------
rem get access to the document
document   = ThisComponent.CurrentController.Frame
dispatcher = createUnoService("com.sun.star.frame.DispatchHelper")

rem ----------------------------------------------------------------------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false
args1(7).Name = "SearchItem.Content"
args1(7).Value = false
args1(8).Name = "SearchItem.AsianOptions"
args1(8).Value = false
args1(9).Name = "SearchItem.AlgorithmType"
args1(9).Value = 1
args1(10).Name = "SearchItem.SearchFlags"
args1(10).Value = 71680
args1(11).Name = "SearchItem.SearchString"
args1(11).Value = SearchString
args1(12).Name = "SearchItem.ReplaceString"
args1(12).Value = oReplaceString
args1(13).Name = "SearchItem.Locale"
args1(13).Value = 255
args1(14).Name = "SearchItem.ChangedChars"
args1(14).Value = 2
args1(15).Name = "SearchItem.DeletedChars"
args1(15).Value = 2
args1(16).Name = "SearchItem.InsertedChars"
args1(16).Value = 2
args1(17).Name = "SearchItem.TransliterateFlags"
args1(17).Value = 1024
args1(18).Name = "SearchItem.Command"
args1(18).Value = 3
args1(19).Name = "SearchItem.SearchFormatted"
args1(19).Value = false
args1(20).Name = "SearchItem.AlgorithmType2"
args1(20).Value = 2
args1(21).Name = "Quiet"
args1(21).Value = true

dispatcher.executeDispatch(document, ".uno:ExecuteSearch", "", 0, args1())


end Sub





sub insertSpecialCharacterInFont(sCharacter As String, sFont As String)
rem ----------------------------------------------------------------------
rem define variables
dim document   as object
dim dispatcher as object
rem ----------------------------------------------------------------------
rem get access to the document
document   = ThisComponent.CurrentController.Frame
dispatcher = createUnoService("com.sun.star.frame.DispatchHelper")

rem ----------------------------------------------------------------------
dim args1(1) as new com.sun.star.beans.PropertyValue
args1(0).Name = "Symbols"
args1(0).Value = sCharacter
args1(1).Name = "FontName"
args1(1).Value = sFont

dispatcher.executeDispatch(document, ".uno:InsertSymbol", "", 0, args1())

end Sub


Sub searchAndRemoveDirectFormatting(searchString)
oViewCursor = thisComponent.getCurrentController.getViewCursor
oViewCursor.jumpToFirstPage
oSearch = ThisComponent.createSearchDescriptor()
oSearch.SearchString = searchString
oSearch.SearchRegularExpression=True
oSearch.searchAll=True
oFound = ThisComponent.findFirst(oSearch)
Do While Not IsNull(oFound)
  oTextCursor = oFound.Text.createTextCursor()
  oFound.setString(oFound.getString)
  oFound = ThisComponent.findNext(oFound.End, oSearch)
Loop
End Sub


sub RemoveStyleByName(styleName As String)
Dim oDoc as Object
Dim propertySetInfo As Object
oDoc = ThisComponent
oFamilies = thiscomponent.StyleFamilies
sElements() = oFamilies.getElementNames()
For i = 0 to oFamilies.count -1 
  oFamily = oFamilies.getByName(sElements(i))
  For j = 0 to oFamily.getCount -1
    oStyle = oFamily.getByIndex(j)

    If oStyle.Name = styleName Then
      oFamily.removeByName(oStyle.Name)
      Exit For
    EndIf
  Next
Next
End Sub

sub showTrackedChanges
	dim document   as object
	dim dispatcher as object
	document   = ThisComponent.CurrentController.Frame
	dispatcher = createUnoService("com.sun.star.frame.DispatchHelper")
	dispatcher.executeDispatch(document, ".uno:AcceptTrackedChanges", "", 0, Array())
	dim args2(0) as new com.sun.star.beans.PropertyValue
	args2(0).Name = "ShowTrackedChanges"
	args2(0).Value = true
	dispatcher.executeDispatch(document, ".uno:ShowTrackedChanges", "", 0, args2())

end sub
</script:module>
</file>

<file path=Basic/Publishing/Documents.xml><?xml version="1.0" encoding="utf-8"?>
<!DOCTYPE module  PUBLIC '-//OpenOffice.org//DTD OfficeDocument 1.0//EN'  'module.dtd'>
<script:module xmlns:script="http://openoffice.org/2000/script" script:name="Documents" script:language="StarBasic" script:moduleType="normal">sub saveAndreload()
	rem ----------------------------------------------------------------------
	rem define variables
	dim document   as object
	dim dispatcher as object
	rem ----------------------------------------------------------------------
	rem get access to the document
	document   = ThisComponent.CurrentController.Frame
	dispatcher = createUnoService("com.sun.star.frame.DispatchHelper")
	dispatcher.executeDispatch(document, ".uno:Save", "", 0, Array())
	dispatcher.executeDispatch(document, ".uno:Reload", "", 0, Array())

end Sub

sub saveDocument()
	rem ----------------------------------------------------------------------
	rem define variables
	dim document   as object
	dim dispatcher as object
	rem ----------------------------------------------------------------------
	rem get access to the document
	document   = ThisComponent.CurrentController.Frame
	dispatcher = createUnoService("com.sun.star.frame.DispatchHelper")
	dispatcher.executeDispatch(document, ".uno:Save", "", 0, Array())

end Sub

sub reloadDocument()
	rem ----------------------------------------------------------------------
	rem define variables
	dim document   as object
	dim dispatcher as object
	rem ----------------------------------------------------------------------
	rem get access to the document
	document   = ThisComponent.CurrentController.Frame
	dispatcher = createUnoService("com.sun.star.frame.DispatchHelper")
	dispatcher.executeDispatch(document, ".uno:Reload", "", 0, Array())

end Sub
Sub setDimensions
	Dim oStyles As Object
	Dim curStyle As Object
	Dim inputHeight As String
	Dim inputTopMargin As String
	Dim inputBottomMargin As String
	Dim inputLeftMargin As String
	Dim inputRightMargin As String
	
	Dim newWidth As Long
	Dim newHeight As Long
	Dim newTopMargin As Long
	Dim newBottomMargin As Long
	Dim newLeftMargin As Long
	Dim newRightMargin As Long
	Dim textFieldHeight As Long
	Dim textFieldWidth As Long
	
	oStyles =  ThisComponent.StyleFamilies.getByName("PageStyles")
	inputWidth = InputBox("Введите ширину страниц (в мм):", "Установка ширины всех страниц документа", "")
	inputHeight = InputBox("Введите высоту страниц (в мм):", "Установка высоты всех страниц документа", "")
	inputTopMargin = InputBox("Введите размер верхнего поля (в мм):", "Установка размера верхнего поля для всех страниц", "")
	inputBottomMargin = InputBox("Введите резмер нижнего поля (в мм):", "Установка размера нижнего поля для всех страниц", "")
	inputLeftMargin = InputBox("Введите размер левого поля (в мм):", "Установка размера левого поля для всех страниц", "")
	inputRightMargin = InputBox("Введите размер правого поля (в мм):", "Установка размера правого поля для всех страниц", "")

	For i = 0  to oStyles.Count - 1
		curStyle = oStyles.getByIndex(i)
		newWidth = curStyle.Width
		newHeight = curStyle.height
		newTopMargin = curStyle.TopMargin
		newBottomMargin = curStyle.BottomMargin
		newLeftMargin = curStyle.LeftMargin
		newRightMargin = curStyle.RightMargin
		
		If curstyle.IsLandscape Then
			If CLng(inputHeight) &gt; 0 Then
				newWidth = CLng(inputHeight + "00")
			EndIf
			If CLng(inputWidth) &gt; 0 Then
				newHeight = CLng(inputWidth + "00")
			EndIf
			
			If CLng(inputLeftMargin) &gt; 0 Then
				newTopMargin = CLng(inputLeftMargin + "00")
			EndIf
			If CLng(inputRightMargin) &gt; 0 Then
				newBottomMargin = CLng(inputRightMargin + "00")
			EndIf
			If CLng(inputTopMargin) &gt; 0 Then
				newLeftMargin = CLng(inputTopMargin + "00")
			EndIf
			If CLng(inputBottomMargin) &gt; 0 Then
				newRightMargin = CLng(inputBottomMargin + "00")
			EndIf

		Else
			If CLng(inputWidth) &gt; 0 Then
				newWidth = CLng(inputWidth + "00")
			EndIf
			If CLng(inputHeight) &gt; 0 Then
				newHeight = CLng(inputHeight + "00")
			EndIf
			If CLng(inputTopMargin) &gt; 0 Then
				newTopMargin = CLng(inputTopMargin + "00")
			EndIf
			If CLng(inputBottomMargin) &gt; 0 Then
				newBottomMargin = CLng(inputBottomMargin + "00")
			EndIf
			If CLng(inputLeftMargin) &gt; 0 Then
				newLeftMargin = CLng(inputLeftMargin + "00")
			EndIf
			If CLng(inputRightMargin) &gt; 0 Then
				newRightMargin = CLng(inputRightMargin + "00")
			EndIf
		End If
		textFieldWidth = newWidth - newLeftMargin - newRightMargin
		textFieldHeight = newHeight - newTopMargin - newBottomMargin
		
		If textFieldWidth &gt; 5000 Then
			curStyle.Width = newWidth
			curStyle.LeftMargin = newLeftMargin
			curStyle.RightMargin = newRightMargin
		EndIf
		
		If textFieldHeight &gt; 5000 Then
			curStyle.Height = newHeight
			curStyle.TopMargin = newTopMargin
			curStyle.BottomMargin = newBottomMargin
		EndIf
	Next
	
	Exit Sub
End Sub
</script:module>
</file>

<file path=Basic/Publishing/Indd.xml><?xml version="1.0" encoding="utf-8"?>
<!DOCTYPE module  PUBLIC '-//OpenOffice.org//DTD OfficeDocument 1.0//EN'  'module.dtd'>
<script:module xmlns:script="http://openoffice.org/2000/script" script:name="Indd" script:language="StarBasic">Sub CreateBidirectionalLink
Dim oSelections 'Contains all of the selections
Dim oAnchor1
Dim oAnchor2

If IsNull(ThisComponent) Then 
  MsgBox "Ничего не выбрано"
  Exit Sub
End If
oSelections = ThisComponent.getCurrentSelection()
If IsNull(oSelections) Then 
  MsgBox "Ничего не выбрано"
  Exit Sub
End If
objectsCount = oSelections.getCount() - 1
If oSelections.getCount() = 0 Then 
  MsgBox "Ничего не выбрано"
  Exit Sub
End If
If oSelections.getCount() &lt;= 2 Then
  MsgBox "Нужно выделить два объекта, а не " + objectsCount
  Exit Sub
End If
If oSelections.getCount() &gt; 3 Then
  MsgBox "Нужно выделить только два объекта, а не " + objectsCount 
  Exit Sub
End If

oAnchor1 = oSelections.getByIndex(1)
oAnchor2 = oSelections.getByIndex(2)
oAnchor1Name = RND_String()
oAnchor2Name = RND_String()
createAnchor(oAnchor1,oAnchor1Name)
createAnchor(oAnchor2,oAnchor2Name)
createLink(oAnchor1,oAnchor1.String,oAnchor2Name)
createLink(oAnchor2,oAnchor2.String,oAnchor1Name)
End Sub

Sub createAnchor(targetRange as Object,anchorName as String)

dim oViewCursor as object
dim document   as object
dim dispatcher as object
document   = ThisComponent.CurrentController.Frame
dispatcher = createUnoService("com.sun.star.frame.DispatchHelper")
oViewCursor = ThisComponent.CurrentController.getViewCursor()
oViewCursor.gotoRange(targetRange,false)
dim args1(0) as new com.sun.star.beans.PropertyValue
args1(0).Name = "Bookmark"
args1(0).Value = anchorName
dispatcher.executeDispatch(document, ".uno:InsertBookmark", "", 0, args1())

End Sub

Sub createLink(targetRange as Object,linkName as String,linkURL as String)

dim oViewCursor as object
dim document   as object
dim dispatcher as object
document   = ThisComponent.CurrentController.Frame
dispatcher = createUnoService("com.sun.star.frame.DispatchHelper")
oViewCursor = ThisComponent.CurrentController.getViewCursor()
oViewCursor.gotoRange(targetRange,false)
dim args2(4) as new com.sun.star.beans.PropertyValue
args2(0).Name = "Hyperlink.Text"
args2(0).Value = linkName
args2(1).Name = "Hyperlink.URL"
args2(1).Value = "#"+linkURL
args2(2).Name = "Hyperlink.Target"
args2(2).Value = ""
args2(3).Name = "Hyperlink.Name"
args2(3).Value = linkName
args2(4).Name = "Hyperlink.Type"
args2(4).Value = 1
dispatcher.executeDispatch(document, ".uno:SetHyperlink", "", 0, args2())

End Sub

Function RND_String
	Dim OutputString As String
	Dim TempString As String
	Dim i as Long

	OutputString=""
	randomize
	
	for i = 1 to 20
	
		Select Case i
			Case 5, 8, 11, 14
				OutputString=OutputString+"-"
			Case Else
				TempString=Hex(int(rnd*256))
				if len(TempString)&lt;2 then TempString=TempString+"0"
				OutputString=OutputString+TempString
		End Select
	next i
		
	RND_String = OutputString
End Function


sub executeInsertINDDPageBreaks
document   = ThisComponent.CurrentController.Frame
dispatcher = createUnoService("com.sun.star.frame.DispatchHelper")
oViewCursor = thisComponent.getCurrentController.getViewCursor
oViewCursor.jumpToFirstPage
Dim args(0) as new com.sun.star.beans.PropertyValue

rem Turn off tracking changes to prevent infinite
args(0).Name = "TrackChanges"
args(0).Value = false
dispatcher.executeDispatch(document, ".uno:TrackChanges", "", 0, args())

Dim oSearch
Dim oTextCursor 
Dim lineIndent
oSearch = ThisComponent.createSearchDescriptor()
oSearch.SearchString = "---XYXYX---"
oSearch.SearchRegularExpression=True
oSearch.searchAll=True
oFound = ThisComponent.findFirst(oSearch)
Do While Not IsNull(oFound)
  oTextCursor = oFound.Text.createTextCursor()
  oTextCursor.gotoRange(oFound,false)

rem  oTextCursor.goRight(1,false)
rem  lineIndent = oTextCursor.ParaFirstLineIndent
rem  oTextCursor.goLeft(1,false)
  
  oTextCursor.gotoStartOfParagraph(false)
  oTextCursor.gotoEndOfParagraph(true)
  oTextCursor.goRight(1,true)
  
  oTextCursor.String = ""
  oTextCursor.BreakType = com.sun.star.style.BreakType.PAGE_BEFORE
rem  oTextCursor.ParaFirstLineIndent = lineIndent
'check first character is lowercase.
  oTextCursor.goRight(1,true)
  Dim charNum
  Dim character 
  character = oTextCursor.string
  If (character = "") Then
	character="0"
  End If
  charNum = ASC(character)
'check if first character is in lowercase
  If ((charNum &gt; 1071 AND charNum &lt; 1104) Or (charNum &gt; 60 AND charNum &lt; 123)) Then
  	oTextCursor.ParaFirstLineIndent = 0
  End If
  
  
  oFound = ThisComponent.findNext(oFound.End, oSearch)
Loop

end Sub
</script:module>
</file>

<file path=Basic/Publishing/Libraries.xml><?xml version="1.0" encoding="utf-8"?>
<!DOCTYPE module  PUBLIC '-//OpenOffice.org//DTD OfficeDocument 1.0//EN'  'module.dtd'>
<script:module xmlns:script="http://openoffice.org/2000/script" script:name="Libraries" script:language="StarBasic">Sub copyCorrectionToGlobal
AppDocLibToGlobal("Publishing")
End Sub


Sub AppLibToDocLib(sLibName$)
Dim oGlobalLib
oGlobalLib = GlobalScope.BasicLibraries
AddOneLib(sLibName, sLibName, oGlobalLib, BasicLibraries, True)
oGlobalLib = GlobalScope.DialogLibraries
AddOneLib(sLibName, sLibName, oGlobalLib, DialogLibraries, True)
End Sub

Sub AppDocLibToGlobal(sLibName$)
Dim oGlobalLib
oGlobalLib = GlobalScope.BasicLibraries
AddOneLib(sLibName, sLibName, BasicLibraries , oGlobalLib , True)
oGlobalLib = GlobalScope.DialogLibraries
AddOneLib(sLibName, sLibName, DialogLibraries, oGlobalLib , True)
End Sub

REM sSrcLib is the name of the source library contained in oSrcLibs
REM sDestLib is the name of the destination library contained in oDestLibs
REM oSrcLibs is the source library container
REM oDestLibs is the destination library container
REM if bClearDest is True, then the destination library is cleared
Sub AddOneLib(sSrcLib$, sDestLib$, oSrcLibs, oDestLibs, bClearDest As Boolean)
Dim oSrcLib
'The source library to copy
Dim oDestLib 'The destination library to receive the modules in oSrcLib
Dim sNames
Dim i%
REM If there is no destination library then simply return
If IsNull(oDestLibs) OR IsEmpty(oDestLibs) Then
Exit Sub
End If
REM Clear the destination library if requested
If bClearDest AND oDestLibs.hasByName(sDestLib) Then
oDestLibs.removeLibrary(sDestLib)
End If
REM If there is no source library, then there is nothing else to do
If IsNull(oSrcLibs) OR IsEmpty(oSrcLibs) Then
Exit Sub
End If
REM If the source library does not exist, then there is nothing else to do
If NOT oSrcLibs.hasByName(sSrcLib) Then
Exit Sub
End If
REM If the destination library does not exist, then create it
If NOT oDestLibs.hasByName(sDestLib) Then
oDestLibs.createLibrary(sDestLib)
End If
REM This is where the real fun begins!
REM It may seem obvious, but the libraries must be loaded first.
REM Common mistake to not load the libraries first!
oSrcLibs.loadLibrary(sSrcLib)
oDestLibs.loadLibrary(sDestLib)
REM Get the source and destination libraries
REM Get all of the contained modules that should be copied
oSrcLib = oSrcLibs.getByName(sSrcLib)
oDestLib = oDestLibs.getByName(sDestLib)
sNames = oSrcLib.getElementNames()
REM For each module, either add it or replace it
For i = LBound(sNames) To UBound(sNames)
If oDestLib.hasByName(sNames(i)) Then
oDestLib.replaceByName(sNames(i), oSrcLib.getByName(sNames(i)))
Else
oDestLib.insertByName(sNames(i), oSrcLib.getByName(sNames(i)))
End If
Next
End Sub

Sub CreateAGlobalLib
Dim oLib
Dim s$
If GlobalScope.BasicLibraries.hasByName("TestLib") Then
GlobalScope.BasicLibraries.removeLibrary("TestLib")
GlobalScope.DialogLibraries.removeLibrary("TestLib")
MsgBox "Deleted TestLib"
Else
GlobalScope.BasicLibraries.createLibrary("TestLib")
GlobalScope.DialogLibraries.createLibrary("TestLib")
oLib = GlobalScope.BasicLibraries.getByName("TestLib")
s = "Sub Main" &amp; CHR$(10) &amp;_
" x = x + 1" &amp; CHR$(10) &amp;_
"End Sub"
oLib.insertByName("Module1", s)
s = "=== Basic Libs ===" &amp; CHR$(10)
oLib = GlobalScope.BasicLibraries.getByName("TestLib")
s = s &amp; Join(oLib.getElementNames(), CHR$(10))
oLib = GlobalScope.DialogLibraries.getByName("TestLib")
s = s &amp; CHR$(10) &amp; CHR$(10) &amp; "=== Dialog Libs ===" &amp; CHR$(10)
s = s &amp; Join(oLib.getElementNames(), CHR$(10))
MsgBox s, 0, "Modules in the TestLib Library"
oLib = GlobalScope.BasicLibraries.getByName("TestLib")
MsgBox oLib.getByName("Module1"), 0, "Module1 in TestLib"
End If
End Sub





</script:module>
</file>

<file path=Basic/Publishing/Toolbars.xml><?xml version="1.0" encoding="utf-8"?>
<!DOCTYPE module  PUBLIC '-//OpenOffice.org//DTD OfficeDocument 1.0//EN'  'module.dtd'>
<script:module xmlns:script="http://openoffice.org/2000/script" script:name="Toolbars" script:language="StarBasic">

Sub createCorrectionToolbar
	Dim toolbarName$
	Dim tollbarDescription$
	toolbarName = "correctionFullToolbar"
	toolbarDescription = "Панель всех макросов"
	addWriterToolbar(toolbarName,toolbarDescription)
	'Copy macro
	copyCorrectionToGlobal (document, Basic)

End Sub

Sub createFontsToolbar
	Dim toolbarName$
	Dim tollbarDescription$
	toolbarName = "fontsToolbar"
	toolbarDescription = "Панель для работы со шрифтами"
	addFontsToolbar(toolbarName,toolbarDescription)
	'Copy macro
	copyCorrectionToGlobal (document, Basic)

End Sub

Sub createMakeUpToolbar
	Dim toolbarName$
	Dim tollbarDescription$
	toolbarName = "makeUpToolbar"
	toolbarDescription = "Инструменты верстки"
	addMakeUpToolbar(toolbarName,toolbarDescription)
	'Copy macro
	copyCorrectionToGlobal (document, Basic)

End Sub

Sub createCorrectionToolbarForEditors

	Dim toolbarName$
	Dim tollbarDescription$
	toolbarName = "correctionToolbar"
	toolbarDescription = "Панель исправлений"
	addWriterEditorToolbar(toolbarName,toolbarDescription)
	'Copy macro
	copyCorrectionToGlobal (document, Basic)
End Sub

Sub removeCorrectionToolbar
	Dim sSupplier$    ' ModuleUIConfigurationManagerSupplier
	Dim oSupplier     ' ModuleUIConfigurationManagerSupplier
	Dim oModuleCfgMgr ' Module manager.
	Dim sDocType$     ' Component type that will containt the toolbar.
	sSupplier = "com.sun.star.ui.ModuleUIConfigurationManagerSupplier"
	oSupplier = CreateUnoService(sSupplier)
	sDocType = "com.sun.star.text.TextDocument"
	oModuleCfgMgr = oSupplier.getUIConfigurationManager( sDocType )
	sToolbarURL = "private:resource/toolbar/custom_toolbar_correctionToolbar"
	If (oModuleCfgMgr.hasSettings(sToolbarURL)) Then
	    oModuleCfgMgr.removeSettings(sToolbarURL)
	    Exit Sub
	End If
End Sub



Sub addWriter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Retrieve the module configuration manager from the
  REM central module configuration manager supplier
  sSupplier = "com.sun.star.ui.ModuleUIConfigurationManagerSupplier"
  oSupplier = CreateUnoService(sSupplier)
  
  REM Specify the document type associated with this toolbar.
  sDocType = "com.sun.star.text.TextDocument"
  'sDocType = "com.sun.star.script.BasicIDE"

  REM Retrieve the module configuration manager with module identifier
  REM *** See com.sun.star.frame.ModuleManager for more information.
  oModuleCfgMgr = oSupplier.getUIConfigurationManager( sDocType )
  
  REM To remove a toolbar, you can use something like the following:
  'If (oModuleCfgMgr.hasSettings(sToolbarURL)) Then
  '  oModuleCfgMgr.removeSettings(sToolbarURL)
  '  Exit Sub
  'End If

  REM Create a settings container to define the structure of the
  REM custom toolbar.
  oTBSettings = oModuleCfgMgr.createSettings()
    
  REM *** Set a title for our new custom toolbar
  oTBSettings.UIName = toolbarDescription
    

  sCmdID   = "vnd.sun.star.script:Publishing.journals.makeUpIssue?language=Basic&amp;location=application"
  sCmdLable = "СВ"
  nCount = 0
  oToolbarItem = CreateSimpleToolbarItem( sCmdID, sCmdLable )
  oTBSettings.insertByIndex( nCount, oToolbarItem )
  
  sCmdID   = "vnd.sun.star.script:Publishing.journals.setPageNumbers?language=Basic&amp;location=application"
  sCmdLable = "№стр.статей"
  nCount = 1
  oToolbarItem = CreateSimpleToolbarItem( sCmdID, sCmdLable )
  oTBSettings.insertByIndex( nCount, oToolbarItem )
  
  
  sCmdID   = "vnd.sun.star.script:Publishing.pageBreaks.shrinkPageContent?language=Basic&amp;location=application"
  sCmdLable = "Разрыв со сжатием"
  nCount = 2
  oToolbarItem = CreateSimpleToolbarItem( sCmdID, sCmdLable )
  oTBSettings.insertByIndex( nCount, oToolbarItem )
  
    sCmdID   = "vnd.sun.star.script:Publishing.pageBreaks.splitPages?language=Basic&amp;location=application"
  sCmdLable = "Разрыв"
  nCount = 3
  oToolbarItem = CreateSimpleToolbarItem( sCmdID, sCmdLable )
  oTBSettings.insertByIndex( nCount, oToolbarItem )

  sCmdID   = "vnd.sun.star.script:Publishing.CleanManualFormat.executeReplaceFonts?language=Basic&amp;location=application"
  sCmdLable = "ШрифтыВстили"
  nCount = 4
  oToolbarItem = CreateSimpleToolbarItem( sCmdID, sCmdLable )
  oTBSettings.insertByIndex( nCount, oToolbarItem )
  
  sCmdID   = "vnd.sun.star.script:Publishing.CleanManualFormat.NotesCleanStyle?language=Basic&amp;location=application"
  sCmdLable = "СтилиСносок"
  nCount = 5
  oToolbarItem = CreateSimpleToolbarItem( sCmdID, sCmdLable )
  oTBSettings.insertByIndex( nCount, oToolbarItem )
  
  sCmdID   = "vnd.sun.star.script:Publishing.Indd.executeInsertINDDPageBreaks?language=Basic&amp;location=application"
  sCmdLable = "Indd"
  nCount = 6
  oToolbarItem = CreateSimpleToolbarItem( sCmdID, sCmdLable )
  oTBSettings.insertByIndex( nCount, oToolbarItem )
  
  sCmdID   = "vnd.sun.star.script:Publishing.Indd.CreateBidirectionalLink?language=Basic&amp;location=application"
  sCmdLable = "CreateBidirectionalLink"
  nCount = 7
  oToolbarItem = CreateSimpleToolbarItem( sCmdID, sCmdLable )
  oTBSettings.insertByIndex( nCount, oToolbarItem )

  
  sCmdID   = "vnd.sun.star.script:Publishing.Documents.setDimensions?language=Basic&amp;location=application"
  sCmdLable = "⍁"
  nCount = 8
  oToolbarItem = CreateSimpleToolbarItem( sCmdID, sCmdLable )
  oTBSettings.insertByIndex( nCount, oToolbarItem )
  
  
  sCmdID   = "vnd.sun.star.script:Publishing.journals.setManualOutlineLevel?language=Basic&amp;location=application"
  sCmdLable = "Огл."
  nCount = 9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Rem A com.sun.star.ui.ItemDescriptor is an array of property
Rem values. This example does not set all supported  values, 
Rem such as "Style", which uses values 
Rem from com.sun.star.ui.ItemStyle. For menu items, the
Rem "ItemDescriptorContainer" is usually set as well.
Function CreateSimpleToolbarItem( sCommand$, sLabel ) as Variant
  Dim oItem(3) As New com.sun.star.beans.PropertyValue

  oItem(0).Name = "CommandURL"
  oItem(0).Value = sCommand
  oItem(1).Name = "Label"
  oItem(1).Value = sLabel
  
  REM Other supported types include SEPARATOR_LINE, 
  rem SEPARATOR_SPACE, and SEPARATOR_LINEBREAK.
  oItem(2).Name = "Type"
  oItem(2).Value = com.sun.star.ui.ItemType.DEFAULT
  
  oItem(3).Name = "Visible"
  oItem(3).Value = True

  CreateSimpleToolbarItem = oItem()
End Function

Sub addWriterEditor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central module configuration manager supplier
  sSupplier = "com.sun.star.ui.ModuleUIConfigurationManagerSupplier"
  oSupplier = CreateUnoService(sSupplier)
  
  REM Specify the document type associated with this toolbar.
  sDocType = "com.sun.star.text.TextDocument"
  oModuleCfgMgr = oSupplier.getUIConfigurationManager( sDocType )
  oTBSettings = oModuleCfgMgr.createSettings()
  oTBSettings.UIName = toolbarDescription
  
  sCmdID   = "vnd.sun.star.script:Publishing.Correction.removeBadCharacters?language=Basic&amp;location=application"
  sCmdLable = "Не юникод"
  nCount = 0
  oToolbarItem = CreateSimpleToolbarItem( sCmdID, sCmdLable )
  oTBSettings.insertByIndex( nCount, oToolbarItem )
  
  sCmdID   = "vnd.sun.star.script:Publishing.Correction.executeRemoveWhiteBackground?language=Basic&amp;location=application"
  sCmdLable = "Фон"
  nCount = 1
  oToolbarItem = CreateSimpleToolbarItem( sCmdID, sCmdLable )
  oTBSettings.insertByIndex( nCount, oToolbarItem )
  
  sCmdID   = "vnd.sun.star.script:Publishing.CleanManualFormat.executeClean?language=Basic&amp;location=application"
  sCmdLable = "Формат"
  nCount = 2
  oToolbarItem = CreateSimpleToolbarItem( sCmdID, sCmdLable )
  oTBSettings.insertByIndex( nCount, oToolbarItem )
  
  sCmdID   = "vnd.sun.star.script:Publishing.unusedStyles.executeRemoveUnusedStyles?language=Basic&amp;location=application"
  sCmdLable = "Пустые стили"
  nCount = 3
  oToolbarItem = CreateSimpleToolbarItem( sCmdID, sCmdLable )
  oTBSettings.insertByIndex( nCount, oToolbarItem )
    
  sCmdID   = "vnd.sun.star.script:Publishing.Correction.fixFrequentMistakes?language=Basic&amp;location=application"
  sCmdLable = "Ошибки"
  nCount = 4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Sub addFonts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central module configuration manager supplier
  sSupplier = "com.sun.star.ui.ModuleUIConfigurationManagerSupplier"
  oSupplier = CreateUnoService(sSupplier)
  
  REM Specify the document type associated with this toolbar.
  sDocType = "com.sun.star.text.TextDocument"
  oModuleCfgMgr = oSupplier.getUIConfigurationManager( sDocType )
  oTBSettings = oModuleCfgMgr.createSettings()
  oTBSettings.UIName = toolbarDescription
  
  sCmdID   = "vnd.sun.star.script:Publishing.replaceFonts.TNR2IPH?language=Basic&amp;location=application"
  sCmdLable = "TNR2IPH"
  nCount = 0
  oToolbarItem = CreateSimpleToolbarItem( sCmdID, sCmdLable )
  oTBSettings.insertByIndex( nCount, oToolbarItem )

  sCmdID   = "vnd.sun.star.script:Publishing.replaceFonts.Univ2IPH?language=Basic&amp;location=application"
  sCmdLable = "Univ2IPH"
  nCount = 1
  oToolbarItem = CreateSimpleToolbarItem( sCmdID, sCmdLable )
  oTBSettings.insertByIndex( nCount, oToolbarItem )
  
  sCmdID   = "vnd.sun.star.script:Publishing.replaceFonts.goth2IPH?language=Basic&amp;location=application"
  sCmdLable = "Goth2IPH"
  nCount = 2
  oToolbarItem = CreateSimpleToolbarItem( sCmdID, sCmdLable )
  oTBSettings.insertByIndex( nCount, oToolbarItem )
  
  sCmdID   = "vnd.sun.star.script:Publishing.replaceFonts.IPH2Goth?language=Basic&amp;location=application"
  sCmdLable = "IPH2Goth"
  nCount = 3
  oToolbarItem = CreateSimpleToolbarItem( sCmdID, sCmdLable )
  oTBSettings.insertByIndex( nCount, oToolbarItem )
  
    
  sCmdID   = "vnd.sun.star.script:Publishing.replaceFonts.TimesAr2IPH?language=Basic&amp;location=application"
  sCmdLable = "TimesAr2IPH"
  nCount = 4
  oToolbarItem = CreateSimpleToolbarItem( sCmdID, sCmdLable )
  oTBSettings.insertByIndex( nCount, oToolbarItem )
  
  sCmdID   = "vnd.sun.star.script:Publishing.replaceFonts.badGoth2IPH?language=Basic&amp;location=application"
  sCmdLable = "badGoth2IPH"
  nCount = 5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Sub addMakeUp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central module configuration manager supplier
  sSupplier = "com.sun.star.ui.ModuleUIConfigurationManagerSupplier"
  oSupplier = CreateUnoService(sSupplier)
  
  REM Specify the document type associated with this toolbar.
  sDocType = "com.sun.star.text.TextDocument"
  oModuleCfgMgr = oSupplier.getUIConfigurationManager( sDocType )
  oTBSettings = oModuleCfgMgr.createSettings()
  oTBSettings.UIName = toolbarDescription
  
  sCmdID   = "vnd.sun.star.script:Publishing.makeUpToolbar.incrementCharWidth?language=Basic&amp;location=application"
  sCmdLable = "%+"
  nCount = 0
  oToolbarItem = CreateSimpleToolbarItem( sCmdID, sCmdLable )
  oTBSettings.insertByIndex( nCount, oToolbarItem )

  sCmdID   = "vnd.sun.star.script:Publishing.makeUpToolbar.decrementCharWidth?language=Basic&amp;location=application"
  sCmdLable = "%‒"
  nCount = 1
  oToolbarItem = CreateSimpleToolbarItem( sCmdID, sCmdLable )
  oTBSettings.insertByIndex( nCount, oToolbarItem )
  
  sCmdID   = "vnd.sun.star.script:Publishing.makeUpToolbar.incrementKern?language=Basic&amp;location=application"
  sCmdLable = "K+"
  nCount = 2
  oToolbarItem = CreateSimpleToolbarItem( sCmdID, sCmdLable )
  oTBSettings.insertByIndex( nCount, oToolbarItem )
  
  sCmdID   = "vnd.sun.star.script:Publishing.makeUpToolbar.decrementKern?language=Basic&amp;location=application"
  sCmdLable = "K‒"
  nCount = 3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script:module>
</file>

<file path=Basic/Publishing/cursorHelpers.xml><?xml version="1.0" encoding="utf-8"?>
<!DOCTYPE module  PUBLIC '-//OpenOffice.org//DTD OfficeDocument 1.0//EN'  'module.dtd'>
<script:module xmlns:script="http://openoffice.org/2000/script" script:name="cursorHelpers" script:language="StarBasic" script:moduleType="normal">sub backspace
	dim document   as object
	dim dispatcher as object
	document   = ThisComponent.CurrentController.Frame
	dispatcher = createUnoService("com.sun.star.frame.DispatchHelper")
	dispatcher.executeDispatch(document, ".uno:SwBackspace", "", 0, Array())
end Sub

sub sendRM
	dim document   as Object
	dim dispatcher as Object
	document   = ThisComponent.CurrentController.Frame
	dispatcher = createUnoService("com.sun.star.frame.DispatchHelper")
	dispatcher.executeDispatch(document, ".uno:Delete", "", 0, Array())
end Sub

</script:module>
</file>

<file path=Basic/Publishing/journals.xml><?xml version="1.0" encoding="utf-8"?>
<!DOCTYPE module  PUBLIC '-//OpenOffice.org//DTD OfficeDocument 1.0//EN'  'module.dtd'>
<script:module xmlns:script="http://openoffice.org/2000/script" script:name="journals" script:language="StarBasic" script:moduleType="normal">'	Globalscope.BasicLibraries.LoadLibrary( "MRILib" )
'	Mri curStyle

Sub makeUpIssue

	Dim statusIndicator as Object
	statusIndicator = ThisComponent.getCurrentController.StatusIndicator
	Dim oViewCursor As Object
	Dim oTextCursor As Object
	Dim articleEndPosition As Object
	oViewCursor = ThisComponent.CurrentController.getViewCursor()
	Dim page As String
	Dim firstPage As String
	Dim path As String
	Dim tmp As String
	Dim sectionName As String
	sectionName = ""
	Dim nSections As Long 
	oFilename = ThisComponent.Location
	
	'Exit if no sections in document or document not saved
	If oFilename = "" Then
		MsgBox "Сначала сохраните выпуск в папке с файлами статьей"
		Exit Sub
	End If
	

	
	GlobalScope.BasicLibraries.loadLibrary("Tools")
	path=DirectoryNameoutofPath(ThisComponent.getURL(),"/")
	
	
	' Add article for each section
	'Go to article first page
		page = findFirstPageWithStyle("Первая страница статьи")
		firstPage = page
		oViewCursor.jumpToPage(page)
		oTextCursor = oViewCursor.Text.createTextCursorByRange(oViewCursor)
		statusIndicator.Start("Сборка выпуска начата, подождите",30)
	For i = 1 To 25
	'Find section file
		FilePath = findArticleFile(path,i)
		If FilePath="" Then
			Exit For
		EndIF 
		'Add Article 
		If FileExists(FilePath) Then 
			oViewCursor.goToRange(oTextCursor,false)
			'Вставить разрыв страницы, если его не было.
			oTextCursor.BreakType = 4
			'Задать стиль первой страницы
			setArticlePageStyles(i)
			page = oViewCursor.getPage()
			InsertArticle(FilePath)
			statusIndicator.setValue(i)
			oTextCursor = oViewCursor.Text.createTextCursorByRange(oViewCursor)
			oViewCursor.Text.insertControlCharacter(oTextCursor.End,com.sun.star.text.ControlCharacter.PARAGRAPH_BREAK,False)
			oTextCursor.collapseToEnd()
			
		'set page to next article page number
			'oViewCursor.goToRange(oTextCursor,false)
	  	End If
	  	
	  	fileType = Right(FilePath, 3)
	  	'Go to first page
	  	oViewCursor.jumpToPage(page)
		If fileType = "doc" Then
			'Remove blank page at start
			sendRM()
		End If
	
		setArticleUniqPageStyles(i)
		oViewCursor.jumpToPage(page)
		setAtricleVars(i)
		oViewCursor.jumpToPage(page)
		takeWidowLinesIn()
		oViewCursor.jumpToPage(page)
	'	takeWidowOrphans()
		'Set section name
		sectionName = getSectionX(sectionName)
		modifyVar("leftHeader" + i , sectionName )
	Next i
		statusIndicator.setValue(26)
		'remove last empty page
		oViewCursor.jumpToPage(page)
		oViewCursor.jumpToPage(lastPageNum(i))
		removeEmptyPage()
		statusIndicator.setValue(28)
		'Set pageNums
		setPageNumbers()
		statusIndicator.setValue(29)
		
	'Globalscope.BasicLibraries.LoadLibrary( "MRILib" )
	' Mri oViewCursor
	'Задать нумерацию сносок на каждую главу
	ThisComponent.FootnoteSettings.FootnoteCounting=1
	setManualOutlineLevel
	statusIndicator.end()
End Sub

Sub setPageNumbers()
	Dim oVeiwCursor As Object
	Dim pageNum as Integer
	Dim firstPage as String
	oViewCursor = ThisComponent.CurrentController.getViewCursor()
	oViewCursor.jumpToFirstPage()
	firstPage =  findFirstPageWithStyle("Статья 1 стр.1")
	oViewCursor.jumpToPage(firstPage)
	For i = 1 To 25 
		pageNum = lastPageNum(i)
		'msgBox pageNum
		If pageNum = -1 Then
			Exit For
		End If
		modifyVar("article" + i + "LastPage", CStr(pageNum) )
	Next i
End Sub

Sub setAtricleVars(i)
	'modifyVar("article" + i + "LastPage", CStr(getArticleLastPage()) )
	'modifyVar("article" + i + "UDK", getUDK())
	modifyVar("author" + i + "Copyright", getCopyright() )
	'modifyVar("rightHeader" + i , getTitleHeader() )
End Sub

Function lastPageNum(i)
	Dim docLastPage As Integer
	Dim curPageNum As Integer
	Dim oViewCursor As Object
	curPageNum = -1
	oViewCursor = ThisComponent.CurrentController.getViewCursor()
	Dim oSavePosition As Object
	oSavePosition = oViewCursor.Text.createTextCursorByRange(oViewCursor)	
	oViewCursor.jumpToLastPage()
	oViewCursor.jumpToEndOfPage()
	docLastPage = CInt(oViewCursor.getPage())
	oViewCursor.goToRange(oSavePosition,false)
	If CInt(oViewCursor.getPage()) = docLastPage Then
		lastPageNum = -1
		Exit Function
	End If
	Dim curPageStyleName As String
	curPageStyleName = oViewCursor.PageStyleName

	Do Until  InStr(curPageStyleName,"Статья " + CStr(i)) = 0
		curPageNum = CInt(oViewCursor.getPage())
		If curPageNum = docLastPage Then
			Exit Do
		End If
		If curPageNum = 0 Then
			MsgBox "Произошла ошибка при нахождении последней страницы статьи"
			Exit Do
		End If
				
		oViewCursor.jumpToNextPage()
		curPageStyleName = getNextPageStyleName()
		If InStr(curPageStyleName,"Статья " + CStr(i+1) + " стр.1") = 1 Then
			Exit Do
		End If
	Loop
	lastPageNum = curPageNum
End Function

Function getUDK()
	Dim oViewCursor As Object
	Dim oSavePosition As Object
	Dim title As String
	oViewCursor = ThisComponent.CurrentController.getViewCursor()
	oSavePosition = oViewCursor.Text.createTextCursorByRange(oViewCursor)	
	
	getFirstTextInStyle("Заголовок 2")
	title = oViewCursor.getString()
	oViewCursor.goToRange(oSavePosition, false)
	getUDK = Left(title,11)
End Function

Function getCopyright()
	Dim oViewCursor As Object
	Dim oSavePosition As Object
	Dim authors As String
	oViewCursor = ThisComponent.CurrentController.getViewCursor()
	oSavePosition = oViewCursor.Text.createTextCursorByRange(oViewCursor)	
	getFirstTextInStyle("Автор")
	authors = oViewCursor.getString()
	If authors &lt;&gt; "" Then 
		leftSide = Right(authors,Len(authors)-4)
		rightSide =  Left(authors,4)
		getCopyright = "© " + Trim(leftSide) + " " + rightSide
		oViewCursor.goToRange(oSavePosition, false)
	End If
End Function

Function getSectionX(section)
	Dim oViewCursor As Object
	Dim oSavePosition As Object
	Dim startPage As String
	Dim endPage As String
	If section = "" Then
		section = "Задайте название радела!"
	End If
	oViewCursor = ThisComponent.CurrentController.getViewCursor()
	startPage = oViewcursor.getPage()
	oSavePosition = oViewCursor.Text.createTextCursorByRange(oViewCursor)	
	getFirstTextInStyle("Заголовок 1")
	endPage = oViewCursor.getPage()
	If CInt(startPage) &lt;= CInt(endPage) Then
		If Len(oViewCursor.getString()) &gt; 1 Then
			section = oViewCursor.getString()	
		End If
		section =  UCase(Left(section, 1)) +  LCase(Right(section,Len(section)-1))
	End If
	getSectionX = section
	oViewCursor.goToRange(oSavePosition, false)
End Function

Function getTitleHeader()
	Dim oViewCursor As Object
	Dim oSavePosition As Object
	Dim title As String
	oViewCursor = ThisComponent.CurrentController.getViewCursor()
	oSavePosition = oViewCursor.Text.createTextCursorByRange(oViewCursor)	
	getFirstTextInStyle("Автор")
	authors = oViewCursor.getString()
	getFirstTextInStyle("Заголовок 2")
	title = oViewCursor.getString()
	getTitleHeader = authors + " " + title
	oViewCursor.goToRange(oSavePosition, false)
	getUDK = title
End Function



Sub setArticlePageStyles(i)
	Dim oViewCursor As Object
	Dim oTextCursor As Object
	Dim oText As Object
	Dim page As String
	Dim pageNum As Long
	Dim pageStyles As Object
	Dim articleFirstPageStyle As Object
	Dim newPageStyleName As String
	Dim articleFirstPageStyleName As String 
	Dim curStyle As Object
	Dim tmpStyleName As String
	Dim firstName As String
	Dim newName As String
	Dim newFirstName As String
	pageStyles = ThisComponent.StyleFamilies.getByName("PageStyles")
	firstName = "Первая страница статьи"
	newName = "Статья " + CStr(i)
	newFirstName = newName + " стр.1"

	oViewCursor = ThisComponent.CurrentController.getViewCursor()
	oTextCursor =  oViewCursor.Text.createTextCursorByRange(oViewCursor)
	'set starndard first page style name (need for cloning)
	oTextCursor.PageDescName = firstName
	'clone starndard first page style
	createPageStyleByExample(newFirstName)
	' set cloned style to first page
	oTextCursor.PageDescName = newFirstName
	'get current first page style name
	curStyle = pageStyles.getByName(oViewCursor.pageStyleName)
	setFirstPageMetadata(curStyle,i)
	'1 left/right style
	' create new para for next page
	oViewCursor.Text.insertControlCharacter(oViewCursor.End,com.sun.star.text.ControlCharacter.PARAGRAPH_BREAK,False)
	oTextCursor = oViewCursor.Text.createTextCursorByRange(oViewCursor)
	oTextCursor.BreakType = 4
	'clone 1 left/right style
	createPageStyleByExample(newName)
	'set followStyle to previous style
	curStyle.FollowStyle = newName
	'set new curStyle	
	curStyle = pageStyles.getByName(oViewCursor.pageStyleName)

	'create new para for next page
	oViewCursor.Text.insertControlCharacter(oViewCursor.End,com.sun.star.text.ControlCharacter.PARAGRAPH_BREAK,False)
	oTextCursor = oViewCursor.Text.createTextCursorByRange(oViewCursor)
	'insert page break
	oTextCursor.BreakType = 4

	setHeaderMetadata(curStyle,i)
	oViewCursor.jumpToPreviousPage()

	oViewCursor.jumpToPreviousPage()
	sendRM()
	sendRM()
		
End Sub

Sub setFirstPageMetadata(curStyle,i)
	Dim oViewCursor As Object
	Dim oSavePosition As Object
	Dim oText As Object
	Dim oHeaderTable As Object
	Dim rightHeaderCell As Object
	Dim leftHeaderCell As Object
	oViewCursor = ThisComponent.CurrentController.getViewCursor()
	oSavePosition = oViewCursor.Text.createTextCursorByRange(oViewCursor)
	'curStyle.HeaderText
	oHeaderTable = curStyle.HeaderText.CreateEnumeration().nextElement
	'leftHeaderCell
	leftHeaderCell = oHeaderTable.getCellByPosition(0,0).getStart()
	oViewCursor.goToRange(leftHeaderCell, false)
	'go to page number place
	oViewCursor.gotoEndOfLine(false)
	oViewCursor.goright(1,false)
	oViewCursor.gotoEndOfLine(false)
	addTextVar("article" + i + "LastPage","00" )
	oViewCursor.goright(1,false)
	'Добавить УДК
	addTextVar("article" + i + "UDK","УДК "+ i + "." + i)
	'rightHeaderCell
	rightHeaderCell = oHeaderTable.getCellByPosition(1,0).getStart()
	oViewCursor.goToRange(rightHeaderCell, false)
	'go to page number 1st place
	oViewCursor.gotoEndOfLine(false)
	oViewCursor.goright(1,false)
	oViewCursor.gotoEndOfLine(false)
	addTextVar("article" + i + "LastPage","00" )
	' go to page number 2nd place
	oViewCursor.goright(1,false)
	oViewCursor.gotoEndOfLine(false)
	addTextVar("article" + i + "LastPage","00" )
	
	'Footer without table
	oViewCursor.goToRange(curStyle.FooterText.End, false)
	addTextVar("author" + i + "Copyright","© Фамилия И.О. " + i )
	oViewCursor.goToRange(oSavePosition, false)
End Sub

Sub setHeaderMetadata(curStyle,i)
	Dim oViewCursor As Object
	Dim oSavePosition As Object
	Dim rightHeaderTable As Object
	Dim leftHeaderTable As Object
	Dim headerCell As Object
	Dim leftHeaderCell As Object
	Dim curStyleName As String
	oViewCursor = ThisComponent.CurrentController.getViewCursor()
	oSavePosition = oViewCursor.Text.createTextCursorByRange(oViewCursor)

	rightHeaderTable = curStyle.HeaderTextRight.CreateEnumeration().nextElement
	rightHeaderCell = rightHeaderTable.getCellByPosition(0,0).getStart()
	oViewCursor.goToRange(rightHeaderCell, false)
	addTextVar("rightHeader" + i ,"Фамилия И.О. Название статьи" + i )
	
	leftHeaderTable = curStyle.HeaderTextLeft.CreateEnumeration().nextElement
	leftHeaderCell = leftHeaderTable.getCellByPosition(1,0).getStart()
	oViewCursor.goToRange(leftHeaderCell, false)
	addTextVar("leftHeader" + i ,"Раздел" + i )

	oViewCursor.goToRange(oSavePosition, false)
End Sub

Sub	setArticleUniqPageStyles(i)
	Dim firstPageName As String 
	Dim pageName As String
	Dim curPageNum As Integer
	Dim prevPageNum As String
	Dim leftPageNum As Long
	Dim docPages As Long
	Dim articlePages As Long
	Dim previousPageStyle As Object
	Dim pageStyles As Object
	Dim curPageStyle As Object
	Dim curPageStyleName As String
	Dim nextStyle As Object
	Dim clonedStyle As Object
	Dim clonedStyleName As String
	Dim oViewCursor As Object
	oViewCursor = ThisComponent.CurrentController.getViewCursor()
	pageStyles = ThisComponent.StyleFamilies.getByName("PageStyles")
	'Constants
	articlePageNum = 1
	
	pageName = "Статья " + CStr(i)
	firstPageName = pageName + " стр.1"
		
	curPageStyleName = oViewCursor.PageStyleName

	Do Until  InStr(curPageStyleName,pageName) = 0
		newPageName = pageName + " стр." + articlePageNum
		curPageNum = CInt(oViewCursor.getPage())
		' Если мы находимся на первой странице статьи
		If InStr(curPageStyleName, firstPageName) = 1 Then
			curPageStyle = pageStyles.getByName(curPageStyleName)
			previousPageStyle = curPageStyle
		ElseIf InStr(curPageStyleName, pageName) = 1 Then
			createPageStyleByExample(newPageName)
			previousPageStyle.FollowStyle = newPageName
			curPageStyle = pageStyles.getByName(newPageName)
			curPageStyle.FollowStyle = pageName
			previousPageStyle = curPageStyle
		ElseIf oViewCursor.getPage() &lt;&gt; curPageNum Then
			'Прили в конец.
			MsgBox "Статья закончилась!"
			Exit Sub
		Else 
			Exit Sub
		End If
		'Iterate article page number
		articlePageNum = articlePageNum + 1
		'GO TO NEXT PAGE
		oViewCursor.jumpToNextPage()
		curPageStyleName = getNextPageStyleName()
	Loop
	
End Sub

Sub takeWidowLinesIn
	Dim oViewCursor As Object
	oViewCursor = ThisComponent.CurrentController.getViewCursor()
	curPageStyleName = getNextPageStyleName()
	Do Until  InStr(curPageStyleName,"Статья") = 0
		takeLineIn()
		oViewCursor.jumpToNextPage()
		curPageStyleName = getNextPageStyleName()
	Loop
End Sub

Sub takeDownOrpahns
	Dim oViewCursor As Object
	oViewCursor = ThisComponent.CurrentController.getViewCursor()
	curPageStyleName = getNextPageStyleName()
	Do Until  InStr(curPageStyleName,"Статья") = 0
		takeLineIn
		oViewCursor.jumpToNextPage()
		curPageStyleName = getNextPageStyleName()
	Loop
End Sub

Sub takeLineIn
	Globalscope.BasicLibraries.LoadLibrary( "Publishing" )
	Dim oViewCursor As Object
	Dim oTextCursor As Object
	dim oEndPage As Object
	Dim lineCounter As Integer
	lineCounter = 0
	oViewCursor = ThisComponent.CurrentController.getViewCursor()
	'If page is less than 4 rows then shrink content
	oViewCursor.jumpToEndOfPage()
	oEnd = oViewCursor.getPosition()
	oViewCursor.jumpToStartOfPage()
	'Если в таблице - выходим
	oTextCursor = oViewCursor.Text.createTextCursorByRange(oViewCursor)
	If NOT IsEmpty(oTextCursor.TextTable) Then
		Exit Sub
	End If
	oViewCursor.jumpToStartOfPage()
	' Идем конец строки, закончился ли параграф
	lineCounter = lineCounter + 1
	Do Until lineCounter = 4
		'Test for empty line at 3 row
		oViewCursor.goToEndOfLine(false)
		If oEnd.X = oViewCursor.getPosition().X AND oEnd.Y = oViewCursor.getPosition().Y Then
			shrinkPageContent()
			Exit Sub
		End If
		oViewCursor.goRight(1,false)
		'If empty para then remove it and shrink content
		If oEnd.X = oViewCursor.getPosition().X AND oEnd.Y = oViewCursor.getPosition().Y Then
			oViewCursor.goLeft(1,false)
			'sendRM()
			shrinkPageContent()
			Exit Sub
		End If
		lineCounter = lineCounter + 1
	Loop
	'Count page lines
	
	oViewCursor.jumpToStartOfPage()
	oTextCursor = oViewCursor.Text.createTextCursorByRange(oViewCursor)
	'If It is a start of paragraph then there is no line to take in
	If oTextCursor.isStartOfParagraph() Then
		'Nothing to Do
		Exit Sub
	End If
	oViewCursor.goToEndOfLine(false)
	oTextCursor = oViewCursor.Text.createTextCursorByRange(oViewCursor)
	'If it is a last line of paragraph
		If oTextCursor.isEndOfParagraph() Then
			shrinkPageContent()
			Exit Sub
		End If
	oViewCursor.goToEndOfLine(false)
	oTextCursor = oViewCursor.Text.createTextCursorByRange(oViewCursor)
	'If it is a last line of paragraph
	If oTextCursor.isEndOfParagraph() Then
		shrinkPageContent()
		Exit Sub
	End If
End Sub

Sub test

	oViewCursor = ThisComponent.CurrentController.getViewCursor()
'	oTextCursor = oViewCursor.Text.createTextCursorByRange(oViewCursor)

End Sub


Function getNextPageStyleName()
	dim curPageStyleName as String 
	dim startPageStyleName as String 
	dim startPageStyle as Object
	dim pageStyles as Object
	dim followStyle as String
	dim oViewCursor as Object
	dim oTextCursor as Object
	oViewCursor = ThisComponent.CurrentController.getViewCursor()
	pageStyles = ThisComponent.StyleFamilies.getByName("PageStyles")
	startPageStyleName = oViewCursor.PageStyleName
	startPageStyle = pageStyles.getByName(startPageStyleName)
	followStyle = startPageStyle.FollowStyle
	oTextCursor = oViewCursor.Text.createTextCursorByRange(oViewCursor)
	If oTextCursor.isStartOfParagraph() Then
		getNextPageStyleName = oViewCursor.PageStyleName
		Exit Function
	EndIf
	oViewCursor.Text.insertControlCharacter(oViewCursor.End,com.sun.star.text.ControlCharacter.PARAGRAPH_BREAK,False)
	oViewCursor.goRight(1,false)
	getNextPageStyleName = oViewCursor.PageStyleName
	oViewCursor.goLeft(1,false)
	backspace()
End Function

Function findArticleFile(path,i)
Dim NextFile As String
Dim TestName As String
Dim endChars(2) As String
endChars(0) = "_"
endChars(1) = "."
endChars(2) = " "
Dim FoundPosition As Long
Dim EndChar As String 
NextFile = Dir(path+"/", 0)
  While NextFile  &lt;&gt; ""
  	For j = LBound(endChars) To UBound(endChars)
  		TestName = CStr(i)+endChars(j)
  		FoundPosition = InStr(NextFile, TestName)
  		If FoundPosition = 1 Then
 			findArticleFile = path+"/"+NextFile
 			Exit Function
 		End If
  	Next
    NextFile = Dir
  Wend

' Mri 
findArticleFile = ""
End Function

Function InsertArticle(oFileName)
	Dim document   as Object
	Dim dispatcher as object
	Dim fileType   as String
	Dim oFilter    as String 
	Dim args2(1)   as new com.sun.star.beans.PropertyValue
	document   = ThisComponent.CurrentController.Frame
	dispatcher = createUnoService("com.sun.star.frame.DispatchHelper")
	fileType = Right(oFileName, 3)
	If fileType = "odt" Then
		oFilter  = "writer8"
	ElseIf fileType = "doc" Then
		oFilter = "MS Word 97"
	End If
	args2(0).Name = "Name"
	args2(0).Value = oFileName
	args2(1).Name = "Filter"
	args2(1).Value = oFilter
	dispatcher.executeDispatch(document, ".uno:InsertDoc", "", 0, args2())
End Function



Sub getChapter
	 Dim testText As String
	 testText = getFirstTextInStyle("Заголовок 1")
End Sub


Function getFirstTextInStyle(styleName)
	Dim oViewCursor As Object
	Dim curPage As Long
	Dim foundPage As Long
	oViewCursor = ThisComponent.CurrentController.getViewCursor()
	curPage = oViewCursor.getPage
	getFirstTextInStyleDispatch(styleName)
	foundPage = oViewCursor.getPage
	If foundPage &gt;= curPage Then
		getFirstTextInStyle = oViewCursor.String
		Exit Function
	End If
	getFirstTextInStyle = ""
End Function

Sub setManualOutlineLevel

	Dim targetStyleName As String 
	Dim num As Integer
	Dim oViewCursor As Object
	Dim oText As Object
	Dim curText As Object
	num = 2
	targetStyleName = "Заголовок 2"
	oViewCursor = ThisComponent.CurrentController.getViewCursor()
	oViewCursor.jumpToFirstPage
	getFirstTextInStyleDispatch(targetStyleName)
	While True
		curText = oViewCursor.Text.createTextCursorByRange(oViewCursor)
		If IsNull(oText) Then
			oText = curText
		ElseIf	oText.Text.compareRegionStarts(oText,curText) = 0 AND oText.Text.compareRegionEnds(oText,curText) = 0 Then
			Exit Sub
		End If
		oViewCursor.OutlineLevel = num
		getFirstTextInStyleDispatch(targetStyleName)
  	Wend
End Sub

sub getFirstTextInStyleDispatch(styleName)
	dim document   as object
	dim dispatcher as object
	document   = ThisComponent.CurrentController.Frame
	dispatcher = createUnoService("com.sun.star.frame.DispatchHelper")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true
	args1(7).Name = "SearchItem.Content"
	args1(7).Value = false
	args1(8).Name = "SearchItem.AsianOptions"
	args1(8).Value = false
	args1(9).Name = "SearchItem.AlgorithmType"
	args1(9).Value = 0
	args1(10).Name = "SearchItem.SearchFlags"
	args1(10).Value = 65536
	args1(11).Name = "SearchItem.SearchString"
	args1(11).Value = styleName
	args1(12).Name = "SearchItem.ReplaceString"
	args1(12).Value = styleName
	args1(13).Name = "SearchItem.Locale"
	args1(13).Value = 255
	args1(14).Name = "SearchItem.ChangedChars"
	args1(14).Value = 2
	args1(15).Name = "SearchItem.DeletedChars"
	args1(15).Value = 2
	args1(16).Name = "SearchItem.InsertedChars"
	args1(16).Value = 2
	args1(17).Name = "SearchItem.TransliterateF	Mri ThisComponentlags"
	args1(17).Value = 1280
	args1(18).Name = "SearchItem.Command"
	args1(18).Value = 0
	args1(19).Name = "SearchItem.SearchFormatted"
	args1(19).Value = false
	args1(20).Name = "SearchItem.AlgorithmType2"
	args1(20).Value = 1
	args1(21).Name = "Quiet"
	args1(21).Value = true
	dispatcher.executeDispatch(document, ".uno:ExecuteSearch", "", 0, args1())
end Sub
















</script:module>
</file>

<file path=Basic/Publishing/makeUpToolbar.xml><?xml version="1.0" encoding="utf-8"?>
<!DOCTYPE module  PUBLIC '-//OpenOffice.org//DTD OfficeDocument 1.0//EN'  'module.dtd'>
<script:module xmlns:script="http://openoffice.org/2000/script" script:name="makeUpToolbar" script:language="StarBasic" script:moduleType="normal">Sub incrementCharWidth()
	changeCharWidth(1)
End Sub

Sub decrementCharWidth()
	changeCharWidth(-1)
End Sub

Sub incrementKern()
	changeKern(2)
End Sub

Sub decrementKern()
	changeKern(-2)
End Sub


Function changeCharWidth(delta) As Boolean
	Dim oViewCursor As Object
	Dim oTextCursor As Object
	Dim charScale As Integer
	oViewCursor = ThisComponent.CurrentController.getViewCursor()
	If(IsEmpty(oViewCursor.charScaleWidth)) Then 
		charScale = 100
	Else 	
		charScale = oViewCursor.charScaleWidth
	End If
	oViewCursor = ThisComponent.CurrentController.getViewCursor()
	oViewCursor.charScaleWidth = charScale + delta
End Function

Function changeKern(delta) As Boolean
	Dim oViewCursor As Object
	Dim oTextCursor As Object
	Dim kerning As Integer
	oViewCursor = ThisComponent.CurrentController.getViewCursor()
	If(IsEmpty(oViewCursor.CharKerning)) Then 
		kerning = 0
	Else 	
		kerning = oViewCursor.CharKerning
	End If
	oViewCursor.CharKerning = kerning + delta
End Function
</script:module>
</file>

<file path=Basic/Publishing/pageBreaks.xml><?xml version="1.0" encoding="utf-8"?>
<!DOCTYPE module  PUBLIC '-//OpenOffice.org//DTD OfficeDocument 1.0//EN'  'module.dtd'>
<script:module xmlns:script="http://openoffice.org/2000/script" script:name="pageBreaks" script:language="StarBasic">
Sub shrinkPageContent
Dim oViewCursor As Object 'View cursor
Dim oTextCursor 'Text cursor
Dim oSaveEndSelection 'Text cursor
Dim oEnum 'Cursor enumeration
Dim oPar 'Current paragraph 
Dim sTextContent$ 'Service name for text content.
Dim scaleWidthShrinkValue As Integer
Dim scaleCharHeight As Integer
Dim scaleIntervalHeight As Integer
Dim startOfPara As Boolean
'saveCurrentVersion
scaleWidthShrinkValue = 7
scaleCharHeight = 2
scaleIntervalHeight = 3
sTextContent = "com.sun.star.text.TextContent"
oViewCursor = ThisComponent.CurrentController.getViewCursor()

'Check if we are at start of paragraph go to the end of previous paragraph
If oViewCursor.Text.createTextCursorByRange(oViewCursor).isStartOfParagraph() Then
 oViewCursor.goLeft(1,false)
  If Len(oViewCursor.String) &lt;&gt; 1 Then
 	oViewCursor.goRight(1,false)
  End If
End If 


'Move right to select left and right characters and save position to the right
oViewCursor.goRight(1,false)
oSaveEndSelection = oViewCursor.Text.createTextCursorByRange(oViewCursor)
'Select last 2 characters
oViewCursor.goLeft(2,true)
If Len(oViewCursor.String) = 2 Then
oLastChars = oViewCursor.Text.createTextCursorByRange(oViewCursor)
'Insert hyphen if needed
insertHyphen(oLastChars,oViewCursor)
End If
'Return to initial position
oViewCursor.gotoRange(oSaveEndSelection,false) 'Go to end of text to check page changes
oViewCursor.goLeft(1,false)
'Set saved position to initial state
oSaveEndSelection = oViewCursor.Text.createTextCursorByRange(oViewCursor)


oViewCursor.jumpToPreviousPage() 
oViewCursor.jumpToStartOfPage()
oTextCursor = oViewCursor.Text.createTextCursorByRange(oViewCursor)
oTextCursor.gotoRange(oSaveEndSelection,true)
oViewCursor.gotoRange(oSaveEndSelection,false) 'Go to end of text to check page changes
'MsgBox oTextCursor.ParaFirstLineIndent
'  Exit Sub
If shrinkIntervalHeight(oTextCursor,oViewCursor,scaleIntervalHeight) Then 
  oTextCursor = oViewCursor.Text.createTextCursorByRange(oViewCursor)
  If oTextCursor.isEndOfParagraph() Then
    pos1 = oViewCursor.getPage()
    oViewCursor.goRight(1,false)
	pos2 = oViewCursor.getPage()    
	'If we moved right to the next para and page haven't changed insert pageBreak
	If pos1 = pos2 Then
	  insertPageBreak
	End If
  Else
    insertPageBreak  
    If Not IsNull(oTextCursor.ParaFirstLineIndent) Then
      oTextCursor.ParaFirstLineIndent = 0
    End If 
  
  End If
  
  Exit Sub
End If
If shrinkCharHeight(oTextCursor,oViewCursor,scaleCharHeight) Then 
  oTextCursor = oViewCursor.Text.createTextCursorByRange(oViewCursor)
  If oTextCursor.isEndOfParagraph() Then
    pos1 = oViewCursor.getPage()
    oViewCursor.goRight(1,false)
	pos2 = oViewCursor.getPage()    
	'If we moved right to the next para and page haven't changed insert pageBreak
	If pos1 = pos2 Then
	  insertPageBreak
	End If
  Else
    insertPageBreak  
    If Not IsNull(oTextCursor.ParaFirstLineIndent) Then
      oTextCursor.ParaFirstLineIndent = 0
    End If 
  
  End If
  
  Exit Sub
End If
If shrinkScaleWidth(oTextCursor,oViewCursor,scaleWidthShrinkValue) Then 
  oTextCursor = oViewCursor.Text.createTextCursorByRange(oViewCursor)
  If oTextCursor.isEndOfParagraph() Then
    pos1 = oViewCursor.getPage()
    oViewCursor.goRight(1,false)
	pos2 = oViewCursor.getPage()    
	'If we moved right to the next para and page haven't changed insert pageBreak
	If pos1 = pos2 Then
	  insertPageBreak
	End If
  Else
    insertPageBreak  
    If Not IsNull(oTextCursor.ParaFirstLineIndent) Then
      oTextCursor.ParaFirstLineIndent = 0
    End If 
  
  End If
  
  Exit Sub
End If

End Sub

Sub splitPages
Dim oViewCursor As Object 'View cursor
Dim oText 'Text object in current document
Dim oSaveEndSelection 'Text cursor
'saveCurrentVersion
oViewCursor = ThisComponent.CurrentController.getViewCursor()
Dim saveFirstLineIndent As Boolean

'Check if we are at start of paragraph go to the end of previous paragraph
If oViewCursor.Text.createTextCursorByRange(oViewCursor).isEndOfParagraph() Then
  oViewCursor.goRight(1,false)
End If
If oViewCursor.Text.createTextCursorByRange(oViewCursor).isStartOfParagraph() Then
  saveFirstLineIndent = true
Else 
  saveFirstLineIndent = false
End If

oViewCursor.goRight(1,false)
oSaveEndSelection = oViewCursor.Text.createTextCursorByRange(oViewCursor)
'Select last 2 characters
oViewCursor.goLeft(2,true)

If Len(oViewCursor.String) = 2 Then
	'Insert hyphen if needed
	oLastChars = oViewCursor.Text.createTextCursorByRange(oViewCursor)
	insertHyphen(oLastChars,oViewCursor)
End If
'Return to initial position
oViewCursor.gotoRange(oSaveEndSelection,false) 'Go to end of text to check page changes
oViewCursor.goLeft(1,false)
insertPageBreak
If Not saveFirstLineIndent Then
  oTextCursor = oViewCursor.Text.createTextCursorByRange(oViewCursor)
  If Not IsNull(oTextCursor.ParaFirstLineIndent) Then
    oTextCursor.ParaFirstLineIndent = 0
  End If
End If
End Sub


Sub insertHyphen(oTextCursor,oViewCursor)
Dim lastChars
'lastChars = oTextCursor.getString()
replacementhyp
'MsgBox lastChars
End Sub


Function shrinkScaleWidth(oTextCursor,oViewCursor,iterations) As Boolean
Dim oParEnum 'paragraph enumeration
Dim oPar 'current paragraph
Dim oSecEnum 'sections enumeration
Dim oParSection 'paragraph text section
Dim pageNum As Integer
pageNum = oViewCursor.getPage()
For i = 1 To iterations Step 1
	oParEnum = oTextCursor.createEnumeration()
	Do While oParEnum.hasMoreElements()
        oPar = oParEnum.nextElement()
		If oPar.supportsService("com.sun.star.text.Paragraph") Then
	 	  oPar.charScaleWidth = 100 - i
	 	  If pageNum &lt;&gt; oViewCursor.getPage() Then
	 	    shrinkScaleWidth = true
	 	    Exit Function
	 	  End If
'	  oSecEnum = oPar.createEnumeration()
'		  Do While oSecEnum.hasMoreElements()
'            oParSection = oSecEnum.nextElement()
'            If Not IsNull(oParSection.TextPortionType) AND oParSection.TextPortionType = "Text" Then
'              oParSection.charScaleWidth = 100 - i
'		      If pageNum &lt;&gt; oViewCursor.getPage() Then
'	 	        shrinkScaleWidth = true
'	 	        Exit Function
'	 	      End If
'	 	    End If
'    	  Loop
        End If
	Loop
Next i
shrinkScaleWidth = false
End Function

Function shrinkCharHeight(oTextCursor,oViewCursor,iterations) As Boolean
Dim oParEnum 'paragraph enumeration
Dim oPar 'current paragraph
Dim oSecEnum 'sections enumeration
Dim oParSection 'paragraph text section
Dim pageNum As Integer
pageNum = oViewCursor.getPage()
For i = 1 To iterations Step 1
	oParEnum = oTextCursor.createEnumeration()
	Do While oParEnum.hasMoreElements()
        oPar = oParEnum.nextElement()
		If oPar.supportsService("com.sun.star.text.Paragraph") Then
	 	  oPar.charHeight = roundHeight(oPar.charHeight) - 0.1
	 	  If pageNum &lt;&gt; oViewCursor.getPage() Then
	 	    shrinkCharHeight = true
	 	    Exit Function
	 	  End If
'		  oSecEnum = oPar.createEnumeration()
'		  Do While oSecEnum.hasMoreElements()
'            oParSection = oSecEnum.nextElement()
'            If oParSection.TextPortionType = "Text" Then 
'		      oParSection.charHeight = oParSection.charHeight - 0.05 
'		      If pageNum &lt;&gt; oViewCursor.getPage() Then
'	 	        shrinkCharHeight = true
'	 	        Exit Function
'	 	      End If
'	 	    End If
'    	  Loop
        End If
	Loop
Next i
shrinkCharHeight = false
End Function

Function roundHeight(nHeight)
Dim lHeight As Double
Dim hHeight As Double
lHeight = Int(nHeight)
hHeight = Int(nHeight)

Dim i%
i=1
Do While lHeight &lt; nHeight And hHeight &lt; nHeight
	lHeight =  + i/10 + 0.001
	hHeight =  + (i+0.5)/10
	i=i+1
Loop 
roundHeight=lHeight
End Function


Function shrinkIntervalHeight(oTextCursor,oViewCursor,iterations) As Boolean
Dim oParEnum 'paragraph enumeration
Dim oPar 'current paragraph
Dim oSecEnum 'sections enumeration
Dim oParSection 'paragraph text section
Dim pageNum As Integer
Dim lineSpacing 
pageNum = oViewCursor.getPage()
For i = 1 To iterations Step 1
	oParEnum = oTextCursor.createEnumeration()
	Do While oParEnum.hasMoreElements()
        oPar = oParEnum.nextElement()
		If oPar.supportsService("com.sun.star.text.Paragraph") Then
	 	  lineSpacing = oPar.ParaLineSpacing
	 	  If lineSpacing.Mode = 3 Then 
	 	  	lineSpacing.Height = lineSpacing.Height * 0.98
	 	  	oPar.ParaLineSpacing = lineSpacing
	 	  End If
	 	  If pageNum &lt;&gt; oViewCursor.getPage() Then
	 	    shrinkIntervalHeight = true
	 	    Exit Function
	 	  End If
'		  oSecEnum = oPar.createEnumeration()
'		  Do While oSecEnum.hasMoreElements()
'            oParSection = oSecEnum.nextElement()
'            If oParSection.TextPortionType = "Text" Then 
'		      oParSection.charHeight = oParSection.charHeight - 0.05 
'		      If pageNum &lt;&gt; oViewCursor.getPage() Then
'	 	        shrinkCharHeight = true
'	 	        Exit Function
'	 	      End If
'	 	    End If
'   	  Loop
        End If
	Loop
Next i
shrinkIntervalHeight = false
End Function



















Sub savecursor
Dim oViewCursor As Object 'View cursor
Dim oTextCursor 'Text cursor
Dim oSaveEndSelection 'Text cursor
Dim oEnum 'Cursor enumeration
Dim oText 'Text object in current document
Dim oPar 'Current paragraph 
Dim sTextContent$ 'Service name for text content.
sTextContent = "com.sun.star.text.TextContent"
oViewCursor = ThisComponent.CurrentController.getViewCursor()
oSaveEndSelection = oViewCursor.Text.createTextCursorByRange(oViewCursor)
REM oViewCursor.getText.insertString(oViewCursor.getStart(), CHR$(257), False)
'If Not oViewCursor.jumpToPreviousPage() Then Exit Sub
oViewCursor.jumpToPreviousPage() 
oViewCursor.jumpToStartOfPage()

'oViewCursor.goUp(10,true)
'oViewCursor.getPage()
oTextCursor = oViewCursor.Text.createTextCursorByRange(oViewCursor)
'oTextCursor.gotoStart(false)
oTextCursor.gotoRange(oSaveEndSelection,true)

oParEnum = oTextCursor.createEnumeration()

Do While oParEnum.hasMoreElements()
    Dim oSubSection
    Dim oSecEnum
    
   Do While oParEnum.hasMoreElements()
    oPar = oParEnum.nextElement()
    oPar.charScaleWidth = oPar.charScaleWidth - 1
    Dim charHeight
    charHeight= oPar.charHeight
    Dim lineSpacing 
    lineSpacing = oPar.ParaLineSpacing
    MsgBox  lineSpacing.Mode &amp; lineSpacing.Height 
    If oPar.supportsService("com.sun.star.text.Paragraph") Then
      nPars = nPars + 1
      oSecEnum = oPar.createEnumeration()
      s = s &amp; nPars &amp; ":"
      Do While oSecEnum.hasMoreElements()
        oParSection = oSecEnum.nextElement()
		oParSection.charScaleWidth = oParSection.charScaleWidth - 1
		oParSection.CharHeight = oParSection.CharHeight * 0.99
		s = s &amp; oParSection.TextPortionType &amp; " Scale " &amp; oParSection.CharScaleWidth  &amp; " Scale " &amp; oParSection.CharHeight &amp; ":"
      Loop
      s = s &amp; CHR$(10) 
      If nPars MOD 10 = 0 Then
        MsgBox s, 0, "Paragraph Text Sections"
        s = ""
      End If
     End If
	Loop
Loop
End Sub



sub insertPageBreak
rem ----------------------------------------------------------------------
rem define variables
dim document   as object
dim dispatcher as object
rem ----------------------------------------------------------------------
rem get access to the document
document   = ThisComponent.CurrentController.Frame
dispatcher = createUnoService("com.sun.star.frame.DispatchHelper")

rem ----------------------------------------------------------------------
dispatcher.executeDispatch(document, ".uno:InsertPagebreak", "", 0, Array())


end sub





sub replacementhyp
rem ----------------------------------------------------------------------
rem define variables
dim document   as object
dim dispatcher as object
rem ----------------------------------------------------------------------
rem get access to the document
document   = ThisComponent.CurrentController.Frame
dispatcher = createUnoService("com.sun.star.frame.DispatchHelper")

rem ----------------------------------------------------------------------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false
args1(7).Name = "SearchItem.Content"
args1(7).Value = false
args1(8).Name = "SearchItem.AsianOptions"
args1(8).Value = false
args1(9).Name = "SearchItem.AlgorithmType"
args1(9).Value = 1
args1(10).Name = "SearchItem.SearchFlags"
args1(10).Value = 71680
args1(11).Name = "SearchItem.SearchString"
args1(11).Value = "([a-zA-Zа-яА-Я])([a-zA-Zа-яА-Я])"
args1(12).Name = "SearchItem.ReplaceString"
args1(12).Value = "$1­$2"
args1(13).Name = "SearchItem.Locale"
args1(13).Value = 255
args1(14).Name = "SearchItem.ChangedChars"
args1(14).Value = 2
args1(15).Name = "SearchItem.DeletedChars"
args1(15).Value = 2
args1(16).Name = "SearchItem.InsertedChars"
args1(16).Value = 2
args1(17).Name = "SearchItem.TransliterateFlags"
args1(17).Value = 1024
args1(18).Name = "SearchItem.Command"
args1(18).Value = 3
args1(19).Name = "SearchItem.SearchFormatted"
args1(19).Value = false
args1(20).Name = "SearchItem.AlgorithmType2"
args1(20).Value = 2
args1(21).Name = "Quiet"
args1(21).Value = true

dispatcher.executeDispatch(document, ".uno:ExecuteSearch", "", 0, args1())


end sub
sub saveCurrentVersion
rem ----------------------------------------------------------------------
rem define variables
dim document   as object
dim dispatcher as object
rem ----------------------------------------------------------------------
rem get access to the document
document   = ThisComponent.CurrentController.Frame
dispatcher = createUnoService("com.sun.star.frame.DispatchHelper")

rem ----------------------------------------------------------------------
dim args1(0) as new com.sun.star.beans.PropertyValue
args1(0).Name = "VersionComment"
args1(0).Value = "Вставка разрыва страниц"

dispatcher.executeDispatch(document, ".uno:Save", "", 0, args1())


end sub
</script:module>
</file>

<file path=Basic/Publishing/pageHelpers.xml><?xml version="1.0" encoding="utf-8"?>
<!DOCTYPE module  PUBLIC '-//OpenOffice.org//DTD OfficeDocument 1.0//EN'  'module.dtd'>
<script:module xmlns:script="http://openoffice.org/2000/script" script:name="pageHelpers" script:language="StarBasic" script:moduleType="normal">Sub removeEmptyPage

	Dim oViewCursor As Object
	oViewCursor = ThisComponent.CurrentController.getViewCursor()
	oViewCursor.jumpToStartOfPage()
	Dim oTextCursor As Object
	oTextCursor = oViewCursor.Text.createTextCursorByRange(oViewCursor)
	oViewCursor.jumpToEndOfPage()
	oViewCursor.goToRange(oTextCursor,true)
	
	If oViewCursor.isCollapsed Then
		oViewCursor.goLeft(1,false)
		SendRM()
	Else
		oViewCursor.jumpToEndOfPage()
		
	End If
	oViewCursor.collapseToEnd()

End Sub
Function findFirstPageWithStyle(pageStyleName)
	Dim oViewCursor As Object
	Dim curPage As String
	Dim prevPage As String
	oViewCursor = ThisComponent.CurrentController.getViewCursor()
	oViewCursor.jumpToFirstPage()
	curPage = oViewCursor.getPage()
	
	Do While curPage &lt;&gt; prevPage
		curStyleName = oViewCursor.PageStyleName
		If pageStyleName = curStyleName Then
			findFirstPageWithStyle = curPage
			Exit Function
		EndIf
		prevPage = curPage
		oViewCursor.jumpToNextPage()
		curPage = oViewCursor.getPage()
	Loop 
	findFirstPageWithStyle = -1
End Function



Sub createPageStyleByExample(newName)
	dim document   as object
	dim dispatcher as object
	document   = ThisComponent.CurrentController.Frame
	dispatcher = createUnoService("com.sun.star.frame.DispatchHelper")
	dim args1(1) as new com.sun.star.beans.PropertyValue
	args1(0).Name = "Param"
	args1(0).Value = newName
	args1(1).Name = "Family"
	args1(1).Value = 8
	dispatcher.executeDispatch(document, ".uno:StyleNewByExample", "", 0, args1())
end Sub

sub addTextVar(varName,varValue)
	dim document   as object
	dim dispatcher as object
	document   = ThisComponent.CurrentController.Frame
	dispatcher = createUnoService("com.sun.star.frame.DispatchHelper")
	dim args1(5) as new com.sun.star.beans.PropertyValue
	args1(0).Name = "Type"
	args1(0).Value = 20
	args1(1).Name = "SubType"
	args1(1).Value = 1
	args1(2).Name = "Name"
	args1(2).Value = varName
	args1(3).Name = "Content"
	args1(3).Value = varValue
	args1(4).Name = "Format"
	args1(4).Value = -1
	args1(5).Name = "Separator"
	args1(5).Value = " "
	dispatcher.executeDispatch(document, ".uno:InsertField", "", 0, args1())
end Sub

Sub modifyVar(varName,varValue)
dim document   as object
	dim dispatcher as object
	document   = ThisComponent.CurrentController.Frame
	dispatcher = createUnoService("com.sun.star.frame.DispatchHelper")
	dim args1(5) as new com.sun.star.beans.PropertyValue
	args1(0).Name = "Type"
	args1(0).Value = 20
	args1(1).Name = "SubType"
	args1(1).Value = 1
	args1(2).Name = "Name"
	args1(2).Value = varName
	args1(3).Name = "Content"
	args1(3).Value = varValue
	args1(4).Name = "Format"
	args1(4).Value = -1
	args1(5).Name = "Separator"
	args1(5).Value = " "
	dispatcher.executeDispatch(document, ".uno:InsertField", "", 0, args1())
	backspace
	dispatcher.executeDispatch(document, ".uno:UpdateFields", "", 0, args1())
End Sub



</script:module>
</file>

<file path=Basic/Publishing/replaceFonts.xml><?xml version="1.0" encoding="utf-8"?>
<!DOCTYPE module  PUBLIC '-//OpenOffice.org//DTD OfficeDocument 1.0//EN'  'module.dtd'>
<script:module xmlns:script="http://openoffice.org/2000/script" script:name="replaceFonts" script:language="StarBasic" script:moduleType="normal">Sub TimesAr2IPH
	searchAndReplaceDiffFonts("\u2502","Г","̣")
	searchAndReplaceDiffFonts("\u250c","Д","̣")
	searchAndReplaceDiffFonts("\u2510","З","̣")
	searchAndReplaceDiffFonts("\u2514","З","̱")
	searchAndReplaceDiffFonts("\u2518","И","̄")
	searchAndReplaceDiffFonts("\u251c","К","̣")
	searchAndReplaceDiffFonts("\u2524","С","̣")
	searchAndReplaceDiffFonts("\u252c","С","̱")
	searchAndReplaceDiffFonts("\u2534","Т","̣")
	searchAndReplaceDiffFonts("\u253c","У","̄")
	'с полумесяцем
	searchAndReplaceDiffFonts("\u2550","Х","̮")
	searchAndReplaceDiffFonts("\u2551","Х","̣")
	searchAndReplaceDiffFonts("\u2552","г","̣")
	searchAndReplaceDiffFonts("\u2553","д","̣")
	searchAndReplaceDiffFonts("\u2554","з","̣")
	searchAndReplaceDiffFonts("\u2555","з","̱")
	searchAndReplaceDiffFonts("\u2556","и","̄")
	searchAndReplaceDiffFonts("\u2557","к","̣")
	searchAndReplaceDiffFonts("\u2558","с","̣")
	searchAndReplaceDiffFonts("\u2559","с","̱")
	searchAndReplaceDiffFonts("\u255a","т","̣")
	searchAndReplaceDiffFonts("\u255b","у","̄")
	'с полумесяцем
	searchAndReplaceDiffFonts("\u255c","х","̮")
	searchAndReplaceDiffFonts("\u255d","х","̣")
	Dim oldFontName as String  
	oldFontName = "TimesArabic"
	Dim newFontName as String  
	newFontName = "IPH Serif"
	substituteStylesFontNameStartsWith(oldFontName, newFontName)
	substituteDirectFromatFontNameStartsWith(oldFontName, newFontName)

End Sub



Sub Univ2IPH
	
	Dim oldFontName as String  
	oldFontName = "Universalia"
	Dim newFontName as String  
	newFontName = "IPH Serif"
	substituteStylesFontNameStartsWith(oldFontName, newFontName)
	substituteDirectFromatFontNameStartsWith(oldFontName, newFontName)
	Dim SrchAttributes(0) as new com.sun.star.beans.PropertyValue
	Dim ReplAttributes(0) as new com.sun.star.beans.PropertyValue
	SrchAttributes(0).Name = "CharFontName"
	ReplAttributes(0).Name = "CharFontName"
	SrchAttributes(0).Value = oldFontName
	ReplAttributes(0).Value = newFontName
	String oSearchString = ""
	String oReplaceString = ""
	ReplaceFormatting(oSearchString,oReplaceString,SrchAttributes,ReplAttributes, false)
end Sub


Sub TNR2IPH
	'Replace Times New Roman to IPH Serif in styles
	substituteStylesFontNameStartsWith( "Times New Roman","IPH Serif")
	substituteDirectFromatFontNameStartsWith( "Times New Roman","IPH Serif")
	'Replace Arial to IPH Sans in styles
	substituteStylesFontNameStartsWith( "Arial","IPH Sans")
	substituteDirectFromatFontNameStartsWith( "Arial","IPH Sans")
	
	Dim SrchAttributes(0) as new com.sun.star.beans.PropertyValue
	Dim ReplAttributes(0) as new com.sun.star.beans.PropertyValue
	SrchAttributes(0).Name = "CharFontName"
	ReplAttributes(0).Name = "CharFontName"
	String oSearchString = ""
	String oReplaceString = ""
	
	SrchAttributes(0).Value = Empty
	ReplAttributes(0).Value = Empty
	
	replaceFontToStyle("ArabicD")
	replaceFontToStyle("WL LatinAllIn1Goth")
	
	
	'Replace macron below
	oSearchString = "(.)\uF0D4"
	oReplaceString = "$1̱"
	'from WL
	ReplaceFormatting(oSearchString,oReplaceString,SrchAttributes,ReplAttributes, false)
	oSearchString = "(.)\u0331"
	'from unicode to remove direct formatting
	searchAndRemoveDirectFormatting(oSearchString)
	
	'Replace dot below
	oSearchString = "(.)\uF0D6"
	oReplaceString = "$1̣"
	'from WL
	ReplaceFormatting(oSearchString,oReplaceString,SrchAttributes,ReplAttributes, false)
	'from unicode to remove direct formatting
	oSearchString = "(.)\u0323"
	searchAndRemoveDirectFormatting(oSearchString)
	
	'replace macron
	oSearchString = "(.)\uF0F4"
	oReplaceString = "$1̄"
	'from WL
	ReplaceFormatting(oSearchString,oReplaceString,SrchAttributes,ReplAttributes, false)
	'from unicode to remove direct formatting
	oSearchString = "(.)\u0304"
	searchAndRemoveDirectFormatting(oSearchString)
	
	'replace accent
	oSearchString = "(.)\uF0F1"
	oReplaceString = "$1́"
	ReplaceFormatting(oSearchString,oReplaceString,SrchAttributes,ReplAttributes, false)
	'from unicode to remove direct formatting
	oSearchString = "(.)\u0341"
	searchAndRemoveDirectFormatting(oSearchString)
	
	RemoveStyleByName("ArabicD")
	RemoveStyleByName("WL LatinAllIn1Goth")
	'Remove ArabicD
	'Remove WL LatinAllIn1Goth
End Sub

Sub goth2IPH
	
	Dim SrchAttributes(0) as new com.sun.star.beans.PropertyValue
	Dim ReplAttributes(0) as new com.sun.star.beans.PropertyValue
	SrchAttributes(0).Name = "CharFontName"
	SrchAttributes(0).Value = "WL LatinAllIn1Goth"
	ReplAttributes(0).Name = "CharFontName"
	ReplAttributes(0).Value = "IPH Serif"
	
	SearchString = "\uF0D4"
	oReplaceString = "̱"
	ReplaceFormatting(SearchString,oReplaceString,SrchAttributes,ReplAttributes, false)
	ReplaceFormatting(SearchString,oReplaceString,SrchAttributes,ReplAttributes, true)
	
	SearchString = "\uF0D6"
	oReplaceString = "̣"
	ReplaceFormatting(SearchString,oReplaceString,SrchAttributes,ReplAttributes, false)
	ReplaceFormatting(SearchString,oReplaceString,SrchAttributes,ReplAttributes, true)
	
	SearchString = "\uF0F4"
	oReplaceString = "̄"
	ReplaceFormatting(SearchString,oReplaceString,SrchAttributes,ReplAttributes, false)
	ReplaceFormatting(SearchString,oReplaceString,SrchAttributes,ReplAttributes, true)
	
	ReplAttributes(0).Value = "IPH Serif"
	SearchString = "\uF0F1"
	oReplaceString = "́"
	ReplaceFormatting(SearchString,oReplaceString,SrchAttributes,ReplAttributes, false)
	ReplaceFormatting(SearchString,oReplaceString,SrchAttributes,ReplAttributes, true)
	
	substituteCharNameInStyles( "WL LatinAllIn1Goth","IPH Serif")
End Sub

Sub badGoth2IPH
	Dim SrchAttributes(0) as new com.sun.star.beans.PropertyValue
	Dim ReplAttributes(0) as new com.sun.star.beans.PropertyValue
	ReplAttributes(0).Name = "CharFontName"
	ReplAttributes(0).Value = "IPH Serif"
	
	SearchString = "\uF0D4"
	ReplaceString = "̱"
	ReplaceFormatting(SearchString,ReplaceString,SrchAttributes,ReplAttributes)
	
	SearchString = "\uF0D6"
	ReplaceString = "̣"
	ReplaceFormatting(SearchString,ReplaceString,SrchAttributes,ReplAttributes)
	
	SearchString = "\uF0F4"
	ReplaceString = "̄"
	ReplaceFormatting(SearchString,ReplaceString,SrchAttributes,ReplAttributes)
	
	SearchString = "\uF0F1"
	ReplaceString = "́"
	ReplaceFormatting(SearchString,ReplaceString,SrchAttributes,ReplAttributes)
End Sub

Sub IPH2Goth
	Dim SrchAttributes(0) as new com.sun.star.beans.PropertyValue
	Dim ReplAttributes(0) as new com.sun.star.beans.PropertyValue
	SrchAttributes(0).Name = "CharFontName"
	SrchAttributes(0).Value = "IPH Serif"
	ReplAttributes(0).Name = "CharFontName"
	ReplAttributes(0).Value = "WL LatinAllIn1Goth"
	SearchString = "\u0304"
	oReplaceString = ""
	ReplaceFormatting(SearchString,oReplaceString,SrchAttributes,ReplAttributes, false)
	ReplaceFormatting(SearchString,oReplaceString,SrchAttributes,ReplAttributes, true)
	
	SearchString = "\u0323"
	oReplaceString = ""
	ReplaceFormatting(SearchString,oReplaceString,SrchAttributes,ReplAttributes, false)
	ReplaceFormatting(SearchString,oReplaceString,SrchAttributes,ReplAttributes, true)
	
	SearchString = "\u0331"
	oReplaceString = ""
	ReplaceFormatting(SearchString,oReplaceString,SrchAttributes,ReplAttributes, false)
	ReplaceFormatting(SearchString,oReplaceString,SrchAttributes,ReplAttributes, true)
	
	SearchString = "\u0341"
	oReplaceString = ""
	ReplaceFormatting(SearchString,oReplaceString,SrchAttributes,ReplAttributes, false)
	ReplaceFormatting(SearchString,oReplaceString,SrchAttributes,ReplAttributes, true)
	
	substituteCharNameInStyles("PT Serif","WL LatinAllIn1Goth")
End Sub

Sub searchAndReplaceDiffFonts(badSymbol As String,firstPart  As String,secondPart  As String)
	Dim oSearch
	Dim oTextCursor As Object 
	Dim oViewCursor As Object
	Dim lineIndent
	document   = ThisComponent.CurrentController.Frame
	dispatcher = createUnoService("com.sun.star.frame.DispatchHelper")
	oViewCursor = thisComponent.getCurrentController.getViewCursor
	oViewCursor.jumpToFirstPage
	Dim args(0) as new com.sun.star.beans.PropertyValue
	
	rem Turn off tracking changes to prevent infinite
	args(0).Name = "TrackChanges"
	args(0).Value = false
	dispatcher.executeDispatch(document, ".uno:TrackChanges", "", 0, args())
	

	oViewCursor = ThisComponent.CurrentController.getViewCursor()
	oSearch = ThisComponent.createSearchDescriptor()
	oSearch.SearchString = badSymbol
	oSearch.SearchRegularExpression=True
	oSearch.searchAll=True
	oFound = ThisComponent.findFirst(oSearch)
	Do While Not IsNull(oFound)
	  oTextCursor = oFound.Text.createTextCursor()
	  oTextCursor.gotoRange(oFound,false)
	  oTextCursor.String = firstPart
	  oTextCursor.goRight(1,false)
	  oViewCursor.gotoRange(oTextCursor.getStart(),false)
	  insertSpecialCharacterInFont(secondPart, "ArabicD")
	  oFound = ThisComponent.findNext(oFound.End, oSearch)
	Loop

End Sub

Sub substituteDirectFromatFontNameStartsWith(oldFontName,newFontName)
	Dim oSearch
	Dim oTextCursor As Object 
	Dim oViewCursor As Object
	Dim SrchName(0) as new com.sun.star.beans.PropertyValue
	Dim curFontName
	oSearch = ThisComponent.createSearchDescriptor()
	SrchName(0).Name = "CharFontName"
	oSearch.SetSearchAttributes(SrchName())
	oViewCursor = ThisComponent.CurrentController.getViewCursor()
	oSearch.searchAll=True
	oSearch.ValueSearch=False
	oSearch.searchStyles=False
	oFound = ThisComponent.findFirst(oSearch)
	Do While Not IsNull(oFound)
		curFontName = oFound.CharFontName
	    If IsEmpty(curFontName) Then
	  	  curFontName = oFound.CharFontNameComplex
	    EndIf
		oPositionOfMatch = InStr(curFontName, oldFontName)
	    If oPositionOfMatch = 1 Then
	    	oFound.CharFontName = newFontName
	    EndIf
	    oFound = ThisComponent.findNext(oFound.End, oSearch)
	Loop
End Sub



sub substituteCharNameInStyles(oldFont,newFont)
Dim oDoc as Object
Dim propertySetInfo As Object
Dim oPositionOfMatch As Long
oDoc = ThisComponent
oFamilies = thiscomponent.StyleFamilies
sElements() = oFamilies.getElementNames()
For i = 0 to oFamilies.count -1 
  oFamily = oFamilies.getByName(sElements(i))
  For j = 0 to oFamily.getCount -1
    oStyle = oFamily.getByIndex(j)
	propertySetInfo = oStyle.getPropertySetInfo()
    If propertySetInfo.hasPropertyByName("CharFontName") And oStyle.isInUse Then
      fontName = oStyle.getPropertyValue("CharFontName")
      If fontName = oldFont Then
        oStyle.CharFontName = newFont
      EndIf
    EndIf

  
  Next
Next
End Sub

sub substituteStylesFontNameStartsWith(oldFont,newFont)
' Substitutes font names starts with oldFont value with newFont value
Dim oDoc as Object
Dim propertySetInfo As Object
Dim oPositionOfMatch As Long
oDoc = ThisComponent
oFamilies = thiscomponent.StyleFamilies
sElements() = oFamilies.getElementNames()
For i = 0 to oFamilies.count -1 
  oFamily = oFamilies.getByName(sElements(i))
  For j = 0 to oFamily.getCount -1
    oStyle = oFamily.getByIndex(j)
	propertySetInfo = oStyle.getPropertySetInfo()
    If propertySetInfo.hasPropertyByName("CharFontName") And oStyle.isInUse Then
      fontName = oStyle.getPropertyValue("CharFontName")
      oPositionOfMatch = InStr(fontName, oldFont)
      If oPositionOfMatch = 1 Then
        oStyle.CharFontName = newFont
      EndIf
    EndIf
  Next
Next
End Sub

Sub replaceFontToStyle(fontName As String)
Dim oDoc
oDoc = Thiscomponent
Dim srch(0) as new com.sun.star.beans.PropertyValue
SDesc = Thiscomponent.createSearchDescriptor()
  SDesc.SearchAll = true
  SDesc.ValueSearch = false
  SDesc.SearchStyles = false 
  SDesc.SearchRegularExpression = false
  SDesc.SearchString = "" 
  srch(0).Name = "CharFontName"
  SDesc.SetSearchAttributes(srch())
  founds = Thiscomponent.findFirst(SDesc)
  do while not isNull(founds)
    curFont = founds.CharFontName
    If curFont = fontName Then

      If Not DocHasCharStyle(oDoc,curFont) Then
        oProps() = Array(CreateProperty("CharFontName", curFont))
        CreateCharacterStyle(curFont, oProps())
      End If
      founds.CharStyleNames = Array(curFont)
    End If
    founds = Thiscomponent.findNext(founds.getend, SDesc)
  loop
End Sub

</script:module>
</file>

<file path=Basic/Publishing/script-lb.xml><?xml version="1.0" encoding="utf-8"?>
<!DOCTYPE library  PUBLIC '-//OpenOffice.org//DTD OfficeDocument 1.0//EN'  'library.dtd'>
<library:library xmlns:library="http://openoffice.org/2000/library" library:name="Publishing" library:readonly="false" library:passwordprotected="false">
  <library:element library:name="Correction"/>
  <library:element library:name="Libraries"/>
  <library:element library:name="Toolbars"/>
  <library:element library:name="pageBreaks"/>
  <library:element library:name="CleanManualFormat"/>
  <library:element library:name="unusedStyles"/>
  <library:element library:name="Indd"/>
  <library:element library:name="journals"/>
  <library:element library:name="pageHelpers"/>
  <library:element library:name="stringHelpers"/>
  <library:element library:name="cursorHelpers"/>
  <library:element library:name="replaceFonts"/>
  <library:element library:name="makeUpToolbar"/>
  <library:element library:name="Documents"/>
</library:library>
</file>

<file path=Basic/Publishing/stringHelpers.xml><?xml version="1.0" encoding="utf-8"?>
<!DOCTYPE module  PUBLIC '-//OpenOffice.org//DTD OfficeDocument 1.0//EN'  'module.dtd'>
<script:module xmlns:script="http://openoffice.org/2000/script" script:name="stringHelpers" script:language="StarBasic" script:moduleType="normal">
</script:module>
</file>

<file path=Basic/Publishing/unusedStyles.xml><?xml version="1.0" encoding="utf-8"?>
<!DOCTYPE module  PUBLIC '-//OpenOffice.org//DTD OfficeDocument 1.0//EN'  'module.dtd'>
<script:module xmlns:script="http://openoffice.org/2000/script" script:name="unusedStyles" script:language="StarBasic">sub executeRemoveUnusedStyles
'calls: RemoveUnusedStyles
Dim sElements() as string, oFamilies, oFamily, sFamily$, sLabel, oDlg, i%
Dim oDoc as object
oDoc = ThisComponent
oFamilies = thiscomponent.StyleFamilies
sElements() = oFamilies.getElementNames()
For i = 0 to uBound(sElements()) -2
   oFamily = oFamilies.getByName(sElements(i))
   RemoveUnusedStyles(oFamily,sElements(i),True)
Next
End Sub

Sub RemoveUnusedStyles(oFamily,sFamily as string, bAsk as Boolean)
'calls: getStyleNames
Dim sUsed() as String, sMsg$,iAnswer%, bStop as boolean
sUsed() = getStyleNames(oFamily,bLocalized:=True,bUsed:=False,bUserDef:=true)
If uBound(sUsed()) &gt; -1 then
         For i = 0 to uBound(sUsed())
            oFamily.removeByName(sUsed(i))
         Next
EndIf
End Sub

'calls: bas_PushArray
'returns: a string-array of style-names
'oFamily:= a style family, derived from a doc (writer,calc,draw,impress)
'bLocalized:= return localized names of the builtin styles (eg. builtin "Default" --&gt; german "Standard")
'bUsed:= only used styles. true/false for used/unused, missing for all
'bUserDef:= only builtin styles. true/false for userDefined/Builtin, missing for all
Function getStyleNames(oFamily,bLocalized as Boolean, _
   optional bUsed, optional bUserDef)
Dim oStyle,i%,sNames$(),sName$,chkUse as Boolean, chkUDef as Boolean
For i = 0 to oFamily.getCount -1
   oStyle = oFamily.getByIndex(i)
   If bLocalized then
      sName = oStyle.DisplayName
   Else
      sName = oStyle.getName
   Endif
   If (vartype(bUsed) = 11)then
      chkUse = (bUsed EQV oStyle.isInUse)
   Else
      chkUse = True
   Endif
   If (vartype(bUserDef) = 11) then
      chkUDef = (bUserDef EQV oStyle.isUserDefined)
   Else
      chkUDef = True
   EndIf
   If sName = "Автор" Or sName = "Автор по-английски" Or sName = "Ключевые слова" Or sName = "Текст списка литературы" Or sName = "Эпиграф" or sName = "Цитирование" or sName = "Сведения об авторе" or sName = "Аннотация" Then
     chkUse = False
   Endif
   If chkUse AND chkUDef then
      bas_Pusharray sNames(),sName
   Endif
Next
getStyleNames = sNames()
End Function

'very simple routine appending some element to an array which can be undimensioned (LBound &gt; UBound)
Sub bas_PushArray(xArray(),vNextElement)
Dim iUB%,iLB%
iLB = lBound(xArray())
iUB = uBound(xArray())
If iLB &gt; iUB then
   iUB = iLB
   redim xArray(iLB To iUB)
Else
   iUB = iUB +1
   redim preserve xArray(iLB To iUB)
Endif
xArray(iUB) = vNextElement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Publishing" library:link="false"/>
</library:libraries>
</file>

<file path=Dialogs/Publishing/dialog-lb.xml><?xml version="1.0" encoding="utf-8"?>
<!DOCTYPE library  PUBLIC '-//OpenOffice.org//DTD OfficeDocument 1.0//EN'  'library.dtd'>
<library:library xmlns:library="http://openoffice.org/2000/library" library:name="Publishing"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Publishing" library:link="false"/>
</library:libraries>
</file>